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DF000035960000291E3A22564F135B6F2E.wmf" manifest:media-type="image/x-wmf"/>
  <manifest:file-entry manifest:full-path="Pictures/2000007400008868000043461707EFE0E64E072B.wmf" manifest:media-type="image/x-wmf"/>
  <manifest:file-entry manifest:full-path="Pictures/2000005F00006ABF00002A3BADECA0A9A9C04D77.wmf" manifest:media-type="image/x-wmf"/>
  <manifest:file-entry manifest:full-path="Pictures/20000081000074E500005AAFBF43801A9218096C.wmf" manifest:media-type="image/x-wmf"/>
  <manifest:file-entry manifest:full-path="Pictures/2000003A0000373300001B421E39B975E77F5E72.wmf" manifest:media-type="image/x-wmf"/>
  <manifest:file-entry manifest:full-path="Pictures/100002010000019F000000E1D55440B7B112A3F7.png" manifest:media-type="image/png"/>
  <manifest:file-entry manifest:full-path="Pictures/200000ED00004B8100002A6C1D2D07811B488B8D.wmf" manifest:media-type="image/x-wmf"/>
  <manifest:file-entry manifest:full-path="Pictures/2000006800005A5B0000392739B75DD767323FAD.wmf" manifest:media-type="image/x-wmf"/>
  <manifest:file-entry manifest:full-path="Pictures/20000059000049E300001DBBEFA547673EB2775F.wmf" manifest:media-type="image/x-wmf"/>
  <manifest:file-entry manifest:full-path="Pictures/2000002300005C0D00002D6055691C2AB7FDEB7E.wmf" manifest:media-type="image/x-wmf"/>
  <manifest:file-entry manifest:full-path="Pictures/100002010000019F000000E152847C6DDD145ADC.png" manifest:media-type="image/png"/>
  <manifest:file-entry manifest:full-path="Pictures/2000003400002E380000186321A8ECD0D9BAEB81.wmf" manifest:media-type="image/x-wmf"/>
  <manifest:file-entry manifest:full-path="Pictures/2000003D000041DF00002586ED97353F04523039.wmf" manifest:media-type="image/x-wmf"/>
  <manifest:file-entry manifest:full-path="Pictures/200000AC0000496C00002885CA0FA06C2660437E.wmf" manifest:media-type="image/x-wmf"/>
  <manifest:file-entry manifest:full-path="Pictures/200001CB00004FB00000279FCAC807977EF442C8.wmf" manifest:media-type="image/x-wmf"/>
  <manifest:file-entry manifest:full-path="Pictures/2000007900003FFD00003A532C50D0230CE1E603.wmf" manifest:media-type="image/x-wmf"/>
  <manifest:file-entry manifest:full-path="Pictures/2000004A0000788B00004C1E7A530201E7F259DF.wmf" manifest:media-type="image/x-wmf"/>
  <manifest:file-entry manifest:full-path="Pictures/2000013C000035E80000279FDC7B0212FFC68F68.wmf" manifest:media-type="image/x-wmf"/>
  <manifest:file-entry manifest:full-path="Pictures/2000005D0000733300003B8158F4E3AD6C374EB7.wmf" manifest:media-type="image/x-wmf"/>
  <manifest:file-entry manifest:full-path="Pictures/200000B800003F0500003F04269F87EF50E83ECD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Tahoma" svg:font-family="Tahoma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79cm" fo:min-width="3.562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68cm" fo:min-width="3.56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cc99ff" draw:textarea-vertical-align="middle" draw:auto-grow-height="false" draw:fit-to-size="false" style:shrink-to-fit="false" fo:min-height="0.36cm" fo:min-width="0.313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782cm" fo:min-width="3.562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374cm" fo:min-width="3.562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dash" draw:stroke-dash="Dashed_20__28_var_29__20_4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c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.026cm" draw:stroke-linejoin="miter" draw:fill="solid" draw:fill-color="#ebf0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353cm" svg:stroke-color="#b2b2b2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226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7" style:family="paragraph">
      <style:paragraph-properties fo:margin-left="0.794cm" fo:margin-right="0cm" fo:margin-top="0cm" fo:margin-bottom="0cm" fo:line-height="100%" fo:text-align="start" fo:text-indent="-0.79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1.27cm" fo:margin-right="0cm" fo:margin-top="0.198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466cm" fo:margin-bottom="0cm" fo:line-height="10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88cm" fo:margin-bottom="0cm" fo:line-height="100%" fo:text-align="start" fo:text-indent="0cm" style:punctuation-wrap="hanging" style:writing-mode="lr-tb"/>
    </style:style>
    <style:style style:name="P23" style:family="paragraph">
      <loext:graphic-properties draw:fill-color="#ffffff"/>
    </style:style>
    <style:style style:name="P24" style:family="paragraph">
      <style:paragraph-properties fo:margin-left="0.953cm" fo:margin-right="0cm" fo:margin-top="0.38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7" style:family="paragraph">
      <style:paragraph-properties fo:margin-top="0cm" fo:margin-bottom="0cm" fo:line-height="100%" fo:text-align="center" style:punctuation-wrap="hanging" style:writing-mode="lr-tb"/>
    </style:style>
    <style:style style:name="P28" style:family="paragraph">
      <loext:graphic-properties draw:fill="solid" draw:fill-color="#dae4ff"/>
      <style:paragraph-properties fo:text-align="start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loext:graphic-properties draw:fill="solid" draw:fill-color="#dae4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center" style:punctuation-wrap="simple" style:writing-mode="lr-tb"/>
    </style:style>
    <style:style style:name="P35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3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7" style:family="paragraph">
      <loext:graphic-properties draw:fill="solid" draw:fill-color="#cc99ff"/>
      <style:paragraph-properties fo:text-align="start" style:font-independent-line-spacing="true"/>
      <style:text-properties fo:font-size="24pt"/>
    </style:style>
    <style:style style:name="P38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39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1" style:family="paragraph">
      <style:paragraph-properties fo:margin-top="0.113cm" fo:margin-bottom="0cm" fo:line-height="90%" fo:text-align="start" style:punctuation-wrap="hanging" style:writing-mode="lr-tb"/>
    </style:style>
    <style:style style:name="P42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12cm"/>
        </style:tab-stops>
      </style:paragraph-properties>
    </style:style>
    <style:style style:name="P49" style:family="paragraph">
      <style:paragraph-properties fo:margin-left="0cm" fo:margin-right="0cm" fo:text-indent="0cm">
        <style:tab-stops>
          <style:tab-stop style:position="12cm"/>
        </style:tab-stops>
      </style:paragraph-properties>
    </style:style>
    <style:style style:name="P50" style:family="paragraph">
      <loext:graphic-properties draw:fill="none"/>
      <style:paragraph-properties fo:text-align="start" style:font-independent-line-spacing="true">
        <style:tab-stops>
          <style:tab-stop style:position="12cm"/>
        </style:tab-stops>
      </style:paragraph-properties>
      <style:text-properties fo:font-size="24pt"/>
    </style:style>
    <style:style style:name="P5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52" style:family="paragraph">
      <loext:graphic-properties draw:fill="solid" draw:fill-color="#ebf0ff"/>
      <style:paragraph-properties fo:text-align="start" style:font-independent-line-spacing="true"/>
      <style:text-properties fo:font-size="24pt"/>
    </style:style>
    <style:style style:name="P53" style:family="paragraph">
      <loext:graphic-properties draw:fill="solid" draw:fill-color="#ccffff"/>
      <style:paragraph-properties fo:text-align="start" style:font-independent-line-spacing="true"/>
      <style:text-properties fo:font-size="24pt"/>
    </style:style>
    <style:style style:name="P54" style:family="paragraph">
      <loext:graphic-properties draw:fill="solid" draw:fill-color="#ffff99"/>
      <style:paragraph-properties fo:text-align="start" style:font-independent-line-spacing="true"/>
      <style:text-properties fo:font-size="24pt"/>
    </style:style>
    <style:style style:name="P55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56" style:family="paragraph">
      <style:paragraph-properties fo:margin-left="2.064cm" fo:margin-right="0cm" fo:margin-top="0.141cm" fo:margin-bottom="0cm" fo:text-indent="-0.793cm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8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59" style:family="paragraph">
      <style:paragraph-properties fo:margin-left="0cm" fo:margin-right="0cm" fo:margin-top="0.127cm" fo:margin-bottom="0cm" fo:line-height="90%" fo:text-align="start" fo:text-indent="0cm" style:punctuation-wrap="hanging" style:writing-mode="lr-tb"/>
    </style:style>
    <style:style style:name="P6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339cm" fo:margin-bottom="0cm" fo:line-height="8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65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6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6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6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69" style:family="paragraph">
      <style:paragraph-properties fo:margin-left="2.064cm" fo:margin-right="0cm" fo:margin-top="0.254cm" fo:margin-bottom="0cm" fo:text-indent="-0.793cm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254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226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282cm" fo:margin-bottom="0.282cm" fo:line-height="9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30% 58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475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271cm" text:min-label-width="0.793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050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4"><text:span text:style-name="T5">Speicherverwaltung <text:s/>- Grundlegende Konzepte</text:span></text:p>
          <text:p text:style-name="P3"><text:span text:style-name="T4"/></text:p>
          <text:p text:style-name="P5"><text:span text:style-name="T6"/></text:p>
          <text:p text:style-name="P5"><text:span text:style-name="T7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6">6.05.18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11">Einführung in Computersysteme</text:span></text:p>
            </text:list-item>
            <text:list-item>
              <text:p text:style-name="P13"><text:span text:style-name="T11">Entwicklung von Betriebssystemen</text:span></text:p>
            </text:list-item>
            <text:list-item>
              <text:p text:style-name="P13"><text:span text:style-name="T11">Architekturansätze</text:span></text:p>
            </text:list-item>
            <text:list-item>
              <text:p text:style-name="P13"><text:span text:style-name="T12">Interruptverarbeitung in Betriebssystemen</text:span></text:p>
            </text:list-item>
            <text:list-item>
              <text:p text:style-name="P13"><text:span text:style-name="T12">Prozesse und Threads</text:span></text:p>
            </text:list-item>
            <text:list-item>
              <text:p text:style-name="P13"><text:span text:style-name="T12">CPU-Scheduling</text:span></text:p>
            </text:list-item>
            <text:list-item>
              <text:p text:style-name="P13"><text:span text:style-name="T12">Synchronisation und Kommunikation</text:span></text:p>
            </text:list-item>
            <text:list-item>
              <text:p text:style-name="P13"><text:span text:style-name="T13">Speicherverwaltung</text:span><text:span text:style-name="T12"> </text:span></text:p>
            </text:list-item>
            <text:list-item>
              <text:p text:style-name="P13"><text:span text:style-name="T12">Geräte- und Dateiverwaltung</text:span></text:p>
            </text:list-item>
            <text:list-item>
              <text:p text:style-name="P13"><text:span text:style-name="T12">Betriebssystemvirtualisierung</text:span></text:p>
            </text:list-item>
          </text:list>
          <text:p text:style-name="P13"><text:span text:style-name="T12"/></text:p>
          <text:p text:style-name="P14"><text:span text:style-name="T12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2000006800005A5B0000392739B75DD767323FAD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6">6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4">Die Grundlagen der Speicherverwaltung, insbesondere des Hauptspeichers, kennenlernen und verstehen</text:span></text:p>
            </text:list-item>
          </text:list>
          <text:p text:style-name="P16"><text:span text:style-name="T14"/></text:p>
          <text:list text:continue-numbering="true" text:style-name="L4">
            <text:list-item>
              <text:p text:style-name="P16"><text:span text:style-name="T14">Die virtuelle Speichertechnik sowie einige Optimierungskonzepte für den virtuellen Speicher verstehen</text:span></text:p>
            </text:list-item>
          </text:list>
          <text:p text:style-name="P17"><text:span text:style-name="T14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5"><text:date style:data-style-name="D1" text:date-value="2018-05-06">6.05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5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5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5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5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9.127cm" svg:x="2.54cm" svg:y="3.598cm">
          <text:list text:style-name="L5">
            <text:list-item>
              <text:p text:style-name="P18"><text:span text:style-name="T16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19"><text:span text:style-name="T18"/></text:p>
          <draw:enhanced-geometry draw:mirror-horizontal="false" draw:mirror-vertical="false" svg:viewBox="0 0 20532 91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6">6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hierarchie moderner Rechnersysteme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hierarchie moderner Rechnersysteme</text:span></text:p>
          </draw:text-box>
        </draw:frame>
        <draw:custom-shape draw:name="Rectangle 10" draw:style-name="gr7" draw:text-style-name="P1" draw:layer="layout" svg:width="20.954cm" svg:height="2.327cm" svg:x="2.117cm" svg:y="4.022cm">
          <text:list text:style-name="L6">
            <text:list-item>
              <text:p text:style-name="P20"><text:span text:style-name="T6">Schneller Speicher ist teuer und daher in Rechnersystemen knapp</text:span></text:p>
            </text:list-item>
          </text:list>
          <draw:enhanced-geometry draw:mirror-horizontal="false" draw:mirror-vertical="false" svg:viewBox="0 0 20955 23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391cm" svg:height="7.973cm" svg:x="2.364cm" svg:y="8.502cm">
          <draw:image xlink:href="Pictures/2000005F00006ABF00002A3BADECA0A9A9C04D77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6">6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5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Aufgab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ufgab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1"><text:span text:style-name="T19">Wir betrachten im Folgenden die </text:span><text:span text:style-name="T20">Hauptspeicherverwaltung</text:span></text:p>
              </text:list-item>
              <text:list-item>
                <text:p text:style-name="P21"><text:span text:style-name="T19">Aufgabe des Betriebssystems: </text:span></text:p>
              </text:list-item>
            </text:list>
            <text:list text:style-name="L8">
              <text:list-item>
                <text:list>
                  <text:list-item>
                    <text:p text:style-name="P22"><text:span text:style-name="T21">Versorgung der Prozesse mit dem Betriebsmittel „Arbeitsspeicher“ (Hauptspeicher)</text:span></text:p>
                  </text:list-item>
                </text:list>
              </text:list-item>
              <text:list-item>
                <text:p text:style-name="P21"><text:span text:style-name="T19">Verantwortliche Softwarekomponente: </text:span><text:span text:style-name="T20">Memory Manager (Speicherverwalter)</text:span></text:p>
              </text:list-item>
              <text:list-item>
                <text:p text:style-name="P21"><text:span text:style-name="T19">Der Memory Manager verwaltet die freien und belegten Speicherbereiche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4.4cm" svg:x="1.905cm" svg:y="3.325cm" presentation:class="outline" presentation:user-transformed="true">
          <draw:text-box>
            <text:list text:style-name="L7">
              <text:list-item>
                <text:p text:style-name="P22"><text:span text:style-name="T22">Zeitlich</text:span><text:span text:style-name="T21">: Daten/Code-Bereiche, die gerade benutzt werden, werden mit hoher Wahrscheinlichkeit gleich wieder benötigt </text:span></text:p>
              </text:list-item>
            </text:list>
            <text:p text:style-name="P24"><text:span text:style-name="T23">→</text:span><text:span text:style-name="T21"> </text:span><text:span text:style-name="T21"><text:tab/></text:span><text:span text:style-name="T21">Diese sollten für den nächsten Zugriff bereitgehalten werden</text:span></text:p>
          </draw:text-box>
        </draw:frame>
        <draw:custom-shape draw:name="Rectangle 5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532cm" svg:height="9.948cm" svg:x="1.693cm" svg:y="7.514cm">
          <draw:image xlink:href="Pictures/2000002300005C0D00002D6055691C2AB7FDEB7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okalitätsprinzip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Lokalitätsprinzip</text:span></text:p>
          </draw:text-box>
        </draw:frame>
        <draw:frame draw:name="Rectangle 3" presentation:style-name="pr8" draw:text-style-name="P1" draw:layer="layout" svg:width="21.871cm" svg:height="2.539cm" svg:x="1.905cm" svg:y="3.387cm" presentation:class="outline" presentation:user-transformed="true">
          <draw:text-box>
            <text:list text:style-name="L7">
              <text:list-item>
                <text:p text:style-name="P22"><text:span text:style-name="T22">Örtlich</text:span><text:span text:style-name="T21">: Nächster Daten/Code-Zugriff ist mit hoher Wahrscheinlichkeit in der Nähe der vorherigen Zugriffe</text:span></text:p>
              </text:list-item>
            </text:list>
            <text:p text:style-name="P24"><text:span text:style-name="T23">→</text:span><text:span text:style-name="T21"> </text:span><text:span text:style-name="T21">Benachbarte Daten beim Zugriff auch gleich in schnelleren Speicher laden</text:span></text:p>
            <text:p text:style-name="P24"><text:span text:style-name="T23">→</text:span><text:span text:style-name="T21"> „</text:span><text:span text:style-name="T21">prefetch“</text:span></text:p>
          </draw:text-box>
        </draw:frame>
        <draw:custom-shape draw:name="Rectangle 4" draw:style-name="gr12" draw:text-style-name="P1" draw:layer="layout" svg:width="25.399cm" svg:height="0.001cm" svg:x="8.083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179cm" svg:height="9.984cm" svg:x="6.221cm" svg:y="7.816cm">
          <draw:image xlink:href="Pictures/2000003A0000373300001B421E39B975E77F5E72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en und Adressräu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en und Adressräume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18"><text:span text:style-name="T24">Hauptspeicher ist in logisch adressierbare </text:span><text:span text:style-name="T25">Speicherstellen</text:span><text:span text:style-name="T24"> unterteilt, meist byteweise (8 Bit)</text:span></text:p>
              </text:list-item>
              <text:list-item>
                <text:p text:style-name="P18"><text:span text:style-name="T24">Ein Byte ist also die kleinste adressierbare Einheit, </text:span><text:span text:style-name="T26">→</text:span><text:span text:style-name="T24"> Alignement </text:span></text:p>
              </text:list-item>
              <text:list-item>
                <text:p text:style-name="P18"><text:span text:style-name="T24">32-Bit-Adressen </text:span><text:span text:style-name="T26">→</text:span><text:span text:style-name="T24"> 2</text:span><text:span text:style-name="T27">32</text:span><text:span text:style-name="T24"> adressierbare Bytes,</text:span><text:span text:style-name="T24"><text:line-break/></text:span><text:span text:style-name="T24">allerdings </text:span><text:span text:style-name="T26">→</text:span><text:span text:style-name="T24"> Segmente</text:span></text:p>
              </text:list-item>
              <text:list-item>
                <text:p text:style-name="P18"><text:span text:style-name="T24">Ein </text:span><text:span text:style-name="T25">Adressraum</text:span><text:span text:style-name="T24"> ist die Menge aller adressierbaren Adressen</text:span><text:span text:style-name="T21"> </text:span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28">32-Bit-Adressen </text:span><text:span text:style-name="T29">→</text:span><text:span text:style-name="T28"> {0, 1, 2, ... , 2</text:span><text:span text:style-name="T30">32</text:span><text:span text:style-name="T28">-1}</text:span></text:p>
                  </text:list-item>
                </text:list>
              </text:list-item>
            </text:list>
          </draw:text-box>
        </draw:frame>
        <draw:custom-shape draw:name="Rectangle 7" draw:style-name="gr11" draw:text-style-name="P1" draw:layer="layout" svg:width="25.399cm" svg:height="0.001cm" svg:x="0cm" svg:y="7.8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3.547cm" svg:height="6.985cm" svg:x="4.453cm" svg:y="11.515cm">
          <draw:image xlink:href="Pictures/2000003400002E380000186321A8ECD0D9BAEB81.wmf" xlink:type="simple" xlink:show="embed" xlink:actuate="onLoad">
            <text:p/>
          </draw:image>
        </draw:frame>
        <draw:frame draw:name="Rectangle 3" presentation:style-name="pr8" draw:text-style-name="P1" draw:layer="layout" svg:width="8.8cm" svg:height="3.2cm" svg:x="15.6cm" svg:y="13cm" presentation:class="outline" presentation:user-transformed="true">
          <draw:text-box>
            <text:list text:style-name="L7">
              <text:list-item>
                <text:p text:style-name="P18"><text:span text:style-name="T24">2</text:span><text:span text:style-name="T27">32</text:span><text:span text:style-name="T24"> → 4GB</text:span></text:p>
              </text:list-item>
            </text:list>
            <text:list text:style-name="L10">
              <text:list-item>
                <text:p text:style-name="P18"><text:span text:style-name="T24">2</text:span><text:span text:style-name="T27">40</text:span><text:span text:style-name="T24"> → 1PB</text:span><text:span text:style-name="T24"><text:line-break/></text:span><text:span text:style-name="T24">Adressbus Breite!</text:span></text:p>
              </text:list-item>
            </text:list>
            <text:list text:style-name="L7">
              <text:list-item>
                <text:p text:style-name="P18"><text:span text:style-name="T24">2</text:span><text:span text:style-name="T27">64</text:span><text:span text:style-name="T24"> → 16Mio PB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raumbeleg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Wird durch Adressraumbelegungsplan bestimmt</text:span></text:p>
              </text:list-item>
              <text:list-item>
                <text:p text:style-name="P20"><text:span text:style-name="T19">Festlegung im Betriebssystem</text:span></text:p>
              </text:list-item>
              <text:list-item>
                <text:p text:style-name="P20"><text:span text:style-name="T19">Ausrichtung auf Maschinenwörter wichtig wegen optimalem Zugriff</text:span></text:p>
              </text:list-item>
              <text:list-item>
                <text:p text:style-name="P20"><text:span text:style-name="T19">Bereich für Anwendungsprogramme und Anwendungsdaten organisiert der Compiler/Interpreter bzw. das Laufzeitsystem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raumbelegung für Programm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raumbelegung für Programme</text:span></text:p>
          </draw:text-box>
        </draw:frame>
        <draw:frame draw:name="Rectangle 3" presentation:style-name="pr8" draw:text-style-name="P1" draw:layer="layout" svg:width="20.813cm" svg:height="3.112cm" svg:x="2.258cm" svg:y="3.81cm" presentation:class="outline" presentation:user-transformed="true">
          <draw:text-box>
            <text:list text:style-name="L7">
              <text:list-item>
                <text:p text:style-name="P26"><text:span text:style-name="T19">Abhängig von der Programmiersprache</text:span></text:p>
              </text:list-item>
              <text:list-item>
                <text:p text:style-name="P26"><text:span text:style-name="T19">Mehrere Varianten möglich</text:span></text:p>
              </text:list-item>
            </text:list>
          </draw:text-box>
        </draw:frame>
        <draw:custom-shape draw:name="Rectangle 17" draw:style-name="gr11" draw:text-style-name="P1" draw:layer="layout" svg:width="25.399cm" svg:height="0.001cm" svg:x="0cm" svg:y="7.2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089cm" svg:height="10.698cm" svg:x="2.583cm" svg:y="6.2cm">
          <draw:image xlink:href="Pictures/2000003D000041DF00002586ED97353F04523039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erschiedene Mechanismen der Speicherverwalt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Verschiedene Mechanismen der Speicherverwaltung</text:span></text:p>
          </draw:text-box>
        </draw:frame>
        <draw:frame draw:name="Rectangle 3" presentation:style-name="pr8" draw:text-style-name="P1" draw:layer="layout" svg:width="21.871cm" svg:height="12.382cm" svg:x="1.905cm" svg:y="3.81cm" presentation:class="outline" presentation:user-transformed="true">
          <draw:text-box>
            <text:list text:style-name="L7">
              <text:list-item>
                <text:p text:style-name="P20"><text:span text:style-name="T19">Es gibt verschiedene Mechanismen für die Speicherverwaltung</text:span></text:p>
              </text:list-item>
              <text:list-item>
                <text:p text:style-name="P20"><text:span text:style-name="T19">Historische Entwicklung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Speicherverwaltung bei Monoprogramming </text:span></text:p>
                  </text:list-item>
                  <text:list-item>
                    <text:p text:style-name="P18"><text:span text:style-name="T21">Speicherverwaltung mit festen Partitionen</text:span></text:p>
                  </text:list-item>
                  <text:list-item>
                    <text:p text:style-name="P18"><text:span text:style-name="T21">Overlay-Technik</text:span></text:p>
                  </text:list-item>
                  <text:list-item>
                    <text:p text:style-name="P18"><text:span text:style-name="T21">Swapping</text:span></text:p>
                  </text:list-item>
                  <text:list-item>
                    <text:p text:style-name="P18"><text:span text:style-name="T21">Virtueller Speich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onoprogramm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onoprogramming</text:span></text:p>
          </draw:text-box>
        </draw:frame>
        <draw:frame draw:name="Rectangle 3" presentation:style-name="pr8" draw:text-style-name="P1" draw:layer="layout" svg:width="20.531cm" svg:height="2.327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Einfachste Form der Speicherverwaltung</text:span></text:p>
              </text:list-item>
              <text:list-item>
                <text:p text:style-name="P26"><text:span text:style-name="T19">Nur ein Programm läuft zu einer Zeit</text:span></text:p>
              </text:list-item>
            </text:list>
          </draw:text-box>
        </draw:frame>
        <draw:g draw:name="Group 4">
          <draw:custom-shape draw:name="Rectangle 5" draw:style-name="gr13" draw:text-style-name="P28" draw:layer="layout" svg:width="4.232cm" svg:height="1.904cm" svg:x="16.669cm" svg:y="6.387cm">
            <text:p text:style-name="P27"><text:span text:style-name="T18">Betriebssystem </text:span></text:p>
            <text:p text:style-name="P27"><text:span text:style-name="T18">im ROM</text:span></text:p>
            <draw:enhanced-geometry draw:mirror-horizontal="false" draw:mirror-vertical="false" svg:viewBox="0 0 4233 190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29" draw:layer="layout" svg:width="4.232cm" svg:height="5.714cm" svg:x="16.669cm" svg:y="8.292cm">
            <text:p text:style-name="P27"><text:span text:style-name="T31">Anwendungs-</text:span></text:p>
            <text:p text:style-name="P27"><text:span text:style-name="T31">programm</text:span></text:p>
            <draw:enhanced-geometry draw:mirror-horizontal="false" draw:mirror-vertical="false" svg:viewBox="0 0 4233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4" draw:text-style-name="P1" draw:layer="layout" svg:width="0.812cm" svg:height="0.927cm" svg:x="21.073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4" draw:text-style-name="P1" draw:layer="layout" svg:width="5.702cm" svg:height="1.013cm" svg:x="16.251cm" svg:y="14.289cm">
            <text:p text:style-name="P27"><text:span text:style-name="T32">Embedded System</text:span></text:p>
            <draw:enhanced-geometry draw:mirror-horizontal="false" draw:mirror-vertical="false" svg:viewBox="0 0 6477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13" draw:text-style-name="P29" draw:layer="layout" svg:width="4.232cm" svg:height="1.481cm" svg:x="5.724cm" svg:y="6.387cm">
            <text:p text:style-name="P27"><text:span text:style-name="T31">Gerätetreiber </text:span></text:p>
            <text:p text:style-name="P27"><text:span text:style-name="T31">im RO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3" draw:text-style-name="P29" draw:layer="layout" svg:width="4.232cm" svg:height="4.656cm" svg:x="5.724cm" svg:y="7.869cm">
            <text:p text:style-name="P27"><text:span text:style-name="T31">Anwendungs-</text:span></text:p>
            <text:p text:style-name="P27"><text:span text:style-name="T31">programm</text:span></text:p>
            <draw:enhanced-geometry draw:mirror-horizontal="false" draw:mirror-vertical="false" svg:viewBox="0 0 4233 465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28" draw:layer="layout" svg:width="4.232cm" svg:height="1.481cm" svg:x="5.724cm" svg:y="12.525cm">
            <text:p text:style-name="P27"><text:span text:style-name="T18">Betriebssystem </text:span></text:p>
            <text:p text:style-name="P27"><text:span text:style-name="T18">im RAM</text:span></text:p>
            <draw:enhanced-geometry draw:mirror-horizontal="false" draw:mirror-vertical="false" svg:viewBox="0 0 423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3" draw:style-name="gr14" draw:text-style-name="P1" draw:layer="layout" svg:width="0.812cm" svg:height="0.927cm" svg:x="10.128cm" svg:y="13.284cm">
            <text:p text:style-name="P12"><text:span text:style-name="T31">0</text:span></text:p>
            <draw:enhanced-geometry draw:mirror-horizontal="false" draw:mirror-vertical="false" svg:viewBox="0 0 86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4" draw:style-name="gr14" draw:text-style-name="P1" draw:layer="layout" svg:width="5.981cm" svg:height="1.694cm" svg:x="10.172cm" svg:y="5.964cm">
            <text:p text:style-name="P12"><text:span text:style-name="T31">M</text:span><text:span text:style-name="T33">max</text:span></text:p>
            <text:p text:style-name="P12"><text:span text:style-name="T31">Obere Speichergrenze</text:span></text:p>
            <draw:enhanced-geometry draw:mirror-horizontal="false" draw:mirror-vertical="false" svg:viewBox="0 0 6761 169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14" draw:text-style-name="P1" draw:layer="layout" svg:width="5.367cm" svg:height="1.013cm" svg:x="5.17cm" svg:y="14.307cm">
            <text:p text:style-name="P12"><text:span text:style-name="T32">MS-DOS-Variante</text:span></text:p>
            <draw:enhanced-geometry draw:mirror-horizontal="false" draw:mirror-vertical="false" svg:viewBox="0 0 5906 101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" draw:text-style-name="P1" draw:layer="layout" svg:width="3.28cm" svg:height="1.772cm" svg:x="2.124cm" svg:y="7.728cm">
            <text:p text:style-name="P12"><text:span text:style-name="T34">BIOS: </text:span></text:p>
            <text:p text:style-name="P12"><text:span text:style-name="T34">Basic Input </text:span></text:p>
            <text:p text:style-name="P12"><text:span text:style-name="T34">Output System</text:span></text:p>
            <draw:enhanced-geometry draw:mirror-horizontal="false" draw:mirror-vertical="false" svg:viewBox="0 0 3675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15" draw:text-style-name="P1" draw:layer="layout" svg:x1="3.598cm" svg:y1="7.868cm" svg:x2="6.35cm" svg:y2="7.022cm">
            <text:p/>
          </draw:line>
        </draw:g>
        <draw:custom-shape draw:name="Text Box 15" draw:style-name="gr16" draw:text-style-name="P1" draw:layer="layout" svg:width="20.599cm" svg:height="1.772cm" svg:x="2.499cm" svg:y="15.731cm">
          <text:list text:style-name="L11">
            <text:list-item>
              <text:p text:style-name="P30"><text:span text:style-name="T35">BIOS</text:span><text:span text:style-name="T34"> = Programm zum Starten eines Rechnersystems, bis das Betriebssystem übernimmt. Es liegt in einem nicht flüchtigen ROM oder in einem Flashspeicher</text:span></text:p>
            </text:list-item>
            <text:list-item>
              <text:p text:style-name="P30"><text:span text:style-name="T34">Weiterentwicklung von BIOS: </text:span><text:span text:style-name="T35">EFI</text:span><text:span text:style-name="T34"> = Extensible Firmware Interface, unterstützt auch 64-Bit-Systeme</text:span></text:p>
            </text:list-item>
          </text:list>
          <draw:enhanced-geometry draw:mirror-horizontal="false" draw:mirror-vertical="false" svg:viewBox="0 0 20600 22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mit festen Partition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mit festen Partitionen</text:span></text:p>
          </draw:text-box>
        </draw:frame>
        <draw:frame draw:name="Rectangle 3" presentation:style-name="pr8" draw:text-style-name="P1" draw:layer="layout" svg:width="21.236cm" svg:height="2.327cm" svg:x="2.258cm" svg:y="3.387cm" presentation:class="outline" presentation:user-transformed="true">
          <draw:text-box>
            <text:list text:style-name="L7">
              <text:list-item>
                <text:p text:style-name="P26"><text:span text:style-name="T19">Aufteilung des Speichers in </text:span><text:span text:style-name="T20">feste Teile</text:span><text:span text:style-name="T19"> (Partitionen)</text:span></text:p>
              </text:list-item>
              <text:list-item>
                <text:p text:style-name="P26"><text:span text:style-name="T19">Multiprogramming und Verbesserung der CPU-Auslastung möglich</text:span></text:p>
              </text:list-item>
              <text:list-item>
                <text:p text:style-name="P26"><text:span text:style-name="T19">Job wird in eine Queue eingetragen</text:span></text:p>
              </text:list-item>
            </text:list>
            <text:list text:style-name="L8">
              <text:list-item>
                <text:list>
                  <text:list-item>
                    <text:p text:style-name="P31"><text:span text:style-name="T21">Für jede Partition eine Queue oder eine globale Queue</text:span></text:p>
                  </text:list-item>
                </text:list>
              </text:list-item>
            </text:list>
            <text:p text:style-name="P31"><text:span text:style-name="T21"/></text:p>
          </draw:text-box>
        </draw:frame>
        <draw:g draw:name="Group 40">
          <draw:g draw:name="Group 37">
            <draw:custom-shape draw:name="Text Box 9" draw:style-name="gr14" draw:text-style-name="P32" draw:layer="layout" svg:width="2.395cm" svg:height="0.925cm" svg:x="16.51cm" svg:y="9.6cm">
              <text:p text:style-name="P12"><text:span text:style-name="T31">8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8" draw:style-name="gr17" draw:text-style-name="P1" draw:layer="layout" svg:x1="5.335cm" svg:y1="13.009cm" svg:x2="8.382cm" svg:y2="13.014cm">
              <text:p/>
            </draw:line>
            <draw:custom-shape draw:name="Rectangle 10" draw:style-name="gr18" draw:text-style-name="P33" draw:layer="layout" svg:width="4.061cm" svg:height="1.828cm" svg:x="12.444cm" svg:y="9.963cm">
              <text:p text:style-name="P27"><text:span text:style-name="T31">Partition 3</text:span></text:p>
              <draw:enhanced-geometry draw:mirror-horizontal="false" draw:mirror-vertical="false" svg:viewBox="0 0 4233 190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1" draw:style-name="gr19" draw:text-style-name="P35" draw:layer="layout" svg:width="4.061cm" svg:height="1.217cm" svg:x="12.444cm" svg:y="11.792cm">
              <text:p text:style-name="P34"><text:span text:style-name="T31">Partition 2</text:span></text:p>
              <draw:enhanced-geometry draw:mirror-horizontal="false" draw:mirror-vertical="false" svg:viewBox="0 0 4233 127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4" draw:text-style-name="P32" draw:layer="layout" svg:width="0.812cm" svg:height="0.925cm" svg:x="16.401cm" svg:y="16.175cm">
              <text:p text:style-name="P12"><text:span text:style-name="T31">0</text:span></text:p>
              <draw:enhanced-geometry draw:mirror-horizontal="false" draw:mirror-vertical="false" svg:viewBox="0 0 860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6" draw:style-name="gr16" draw:text-style-name="P36" draw:layer="layout" svg:width="7.92cm" svg:height="1.772cm" svg:x="10.655cm" svg:y="16.827cm">
              <text:p text:style-name="P27"><text:span text:style-name="T31">IBM Mainframe OS/360</text:span></text:p>
              <text:p text:style-name="P27"><text:span text:style-name="T31">Variante</text:span><text:span text:style-name="T17"> </text:span></text:p>
              <draw:enhanced-geometry draw:mirror-horizontal="false" draw:mirror-vertical="false" svg:viewBox="0 0 8255 177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20" draw:text-style-name="P37" draw:layer="layout" svg:width="0.812cm" svg:height="0.609cm" svg:x="8.179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21" draw:text-style-name="P35" draw:layer="layout" svg:width="4.061cm" svg:height="2.031cm" svg:x="12.444cm" svg:y="13.01cm">
              <text:p text:style-name="P34"><text:span text:style-name="T31">Partition 1</text:span></text:p>
              <draw:enhanced-geometry draw:mirror-horizontal="false" draw:mirror-vertical="false" svg:viewBox="0 0 4233 2117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22" draw:text-style-name="P38" draw:layer="layout" svg:width="4.061cm" svg:height="1.623cm" svg:x="12.444cm" svg:y="15.042cm">
              <text:p text:style-name="P34"><text:span text:style-name="T18">Betriebssystem</text:span></text:p>
              <draw:enhanced-geometry draw:mirror-horizontal="false" draw:mirror-vertical="false" svg:viewBox="0 0 4233 1693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0" draw:text-style-name="P37" draw:layer="layout" svg:width="0.812cm" svg:height="0.609cm" svg:x="5.741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20" draw:text-style-name="P37" draw:layer="layout" svg:width="0.812cm" svg:height="0.609cm" svg:x="6.96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20" draw:text-style-name="P37" draw:layer="layout" svg:width="0.812cm" svg:height="0.609cm" svg:x="4.523cm" svg:y="12.604cm">
              <text:p/>
              <draw:enhanced-geometry draw:mirror-horizontal="false" draw:mirror-vertical="false" svg:viewBox="0 0 847 635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29" draw:style-name="gr17" draw:text-style-name="P1" draw:layer="layout" svg:x1="8.991cm" svg:y1="12.807cm" svg:x2="12.445cm" svg:y2="11.181cm">
              <text:p/>
            </draw:line>
            <draw:line draw:name="Line 30" draw:style-name="gr17" draw:text-style-name="P1" draw:layer="layout" svg:x1="8.991cm" svg:y1="12.807cm" svg:x2="12.445cm" svg:y2="12.4cm">
              <text:p/>
            </draw:line>
            <draw:line draw:name="Line 31" draw:style-name="gr17" draw:text-style-name="P1" draw:layer="layout" svg:x1="8.991cm" svg:y1="12.807cm" svg:x2="12.445cm" svg:y2="14.026cm">
              <text:p/>
            </draw:line>
            <draw:custom-shape draw:name="Text Box 32" draw:style-name="gr14" draw:text-style-name="P32" draw:layer="layout" svg:width="4.69cm" svg:height="0.925cm" svg:x="4.386cm" svg:y="11.588cm">
              <text:p text:style-name="P12"><text:span text:style-name="T31">Job Input-Queue</text:span></text:p>
              <draw:enhanced-geometry draw:mirror-horizontal="false" draw:mirror-vertical="false" svg:viewBox="0 0 5064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3" draw:style-name="gr14" draw:text-style-name="P32" draw:layer="layout" svg:width="2.395cm" svg:height="0.925cm" svg:x="16.473cm" svg:y="12.519cm">
              <text:p text:style-name="P12"><text:span text:style-name="T31">4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4" draw:style-name="gr14" draw:text-style-name="P32" draw:layer="layout" svg:width="2.395cm" svg:height="0.925cm" svg:x="16.434cm" svg:y="14.55cm">
              <text:p text:style-name="P12"><text:span text:style-name="T31">10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35" draw:style-name="gr14" draw:text-style-name="P32" draw:layer="layout" svg:width="2.395cm" svg:height="0.925cm" svg:x="16.473cm" svg:y="11.3cm">
              <text:p text:style-name="P12"><text:span text:style-name="T31">550 KiB</text:span></text:p>
              <draw:enhanced-geometry draw:mirror-horizontal="false" draw:mirror-vertical="false" svg:viewBox="0 0 2667 928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38" draw:style-name="gr14" draw:text-style-name="P32" draw:layer="layout" svg:width="4.656cm" svg:height="0.841cm" svg:x="6.291cm" svg:y="14.677cm">
            <text:p text:style-name="P12"><text:span text:style-name="T18">Zuteilungsstrategie</text:span></text:p>
            <draw:enhanced-geometry draw:mirror-horizontal="false" draw:mirror-vertical="false" svg:viewBox="0 0 5347 8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9" draw:style-name="gr23" draw:text-style-name="P1" draw:layer="layout" svg:x1="8.014cm" svg:y1="14.677cm" svg:x2="9.436cm" svg:y2="13.255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frame draw:name="Rectangle 3" presentation:style-name="pr8" draw:text-style-name="P1" draw:layer="layout" svg:width="20.954cm" svg:height="14.181cm" svg:x="2.117cm" svg:y="3.387cm" presentation:class="outline" presentation:user-transformed="true">
          <draw:text-box>
            <text:list text:style-name="L7">
              <text:list-item>
                <text:p text:style-name="P39"><text:span text:style-name="T20">Grundgedanke:</text:span><text:span text:style-name="T19"> Timesharing!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21">Es passen nicht immer alle Prozesse in den Hauptspeicher</text:span></text:p>
                  </text:list-item>
                  <text:list-item>
                    <text:p text:style-name="P40"><text:span text:style-name="T21">Prozess wird im Gesamten geladen</text:span></text:p>
                  </text:list-item>
                  <text:list-item>
                    <text:p text:style-name="P40"><text:span text:style-name="T21">Prozess wird nach einer gewissen Zeit wieder auf einen Sekundärspeicher (Platte) ausgelagert</text:span></text:p>
                  </text:list-item>
                  <text:list-item>
                    <text:p text:style-name="P40"><text:span text:style-name="T21">Entstehende Löcher können durch Kombination benachbarter Speicherbereiche eliminiert werden, aber aufwändig!</text:span></text:p>
                  </text:list-item>
                </text:list>
              </text:list-item>
              <text:list-item>
                <text:p text:style-name="P39"><text:span text:style-name="T20">Hauptunterschied</text:span><text:span text:style-name="T19"> zu festen Partitionen:</text:span></text:p>
                <text:list>
                  <text:list-item>
                    <text:p text:style-name="P40"><text:span text:style-name="T21">Anzahl, Speicherplatz und Größe des für einen Prozess verwendeten Speicherbereichs variieren dynamisch</text:span></text:p>
                  </text:list-item>
                  <text:list-item>
                    <text:p text:style-name="P40"><text:span text:style-name="T21">Prozess wird immer dahin geladen, wo gerade ausreichend Platz is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verwaltung bei Multiprogramming mit Swapping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peicherverwaltung bei Multiprogramming mit Swapping</text:span></text:p>
          </draw:text-box>
        </draw:frame>
        <draw:custom-shape draw:name="Rectangle 55" draw:style-name="gr14" draw:text-style-name="P1" draw:layer="layout" svg:width="4.516cm" svg:height="0.925cm" svg:x="18.977cm" svg:y="16.656cm">
          <text:p text:style-name="P41"><text:span text:style-name="T31">vgl. Tanenbaum</text:span></text:p>
          <draw:enhanced-geometry draw:mirror-horizontal="false" draw:mirror-vertical="false" svg:viewBox="0 0 4966 9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768cm" svg:height="10.372cm" svg:x="3.422cm" svg:y="5.292cm">
          <draw:image xlink:href="Pictures/200000AC0000496C00002885CA0FA06C2660437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6">Grundprinzipien des virtuellen Speichers</text:span></text:p>
            </text:list-item>
            <text:list-item>
              <text:p text:style-name="P18"><text:span text:style-name="T17">Optimierung <text:s/>der virtuellen Speichertechnik</text:span></text:p>
            </text:list-item>
          </text:list>
          <text:p text:style-name="P42"><text:span text:style-name="T17"/></text:p>
          <text:p text:style-name="P43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6">6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Grundlegende Überle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legende Überlegungen</text:span></text:p>
          </draw:text-box>
        </draw:frame>
        <draw:frame draw:name="Rectangle 3" presentation:style-name="pr8" draw:text-style-name="P1" draw:layer="layout" svg:width="21.871cm" svg:height="10.582cm" svg:x="2.117cm" svg:y="3.387cm" presentation:class="outline" presentation:user-transformed="true">
          <draw:text-box>
            <text:list text:style-name="L7">
              <text:list-item>
                <text:p text:style-name="P44"><text:span text:style-name="T19">Grundlegende Ideen zum virtuellen Speicher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Speichergröße eines Programms inkl. Daten und Stack darf den vorhandenen </text:span><text:span text:style-name="T22">physikalischen Hauptspeicher</text:span><text:span text:style-name="T21"> </text:span><text:span text:style-name="T22">überschreiten</text:span></text:p>
                  </text:list-item>
                  <text:list-item>
                    <text:p text:style-name="P45"><text:span text:style-name="T21">Prozess kann auch ablaufen, wenn er </text:span><text:span text:style-name="T22">nur teilweise im Hauptspeicher</text:span><text:span text:style-name="T21"> ist</text:span></text:p>
                  </text:list-item>
                  <text:list-item>
                    <text:p text:style-name="P45"><text:span text:style-name="T21">Programmierer soll sich am besten nur mit einem </text:span><text:span text:style-name="T22">linearen Adressraum</text:span><text:span text:style-name="T21"> befassen müssen </text:span></text:p>
                  </text:list-item>
                </text:list>
              </text:list-item>
              <text:list-item>
                <text:p text:style-name="P44"><text:span text:style-name="T19">Das Betriebssystem hält die gerade benutzten Teile im Hauptspeicher und den Rest auf einer Festplatte</text:span></text:p>
              </text:list-item>
              <text:list-item>
                <text:p text:style-name="P44"><text:span text:style-name="T19">Primäre Nutzung in Multiprogramming-Systemen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Grundprinzip und Grundbegriff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Grundprinzip und Grundbegriffe (1)</text:span></text:p>
          </draw:text-box>
        </draw:frame>
        <draw:frame draw:name="Rectangle 3" presentation:style-name="pr8" draw:text-style-name="P1" draw:layer="layout" svg:width="21.871cm" svg:height="12.382cm" svg:x="2.117cm" svg:y="3.387cm" presentation:class="outline" presentation:user-transformed="true">
          <draw:text-box>
            <text:list text:style-name="L7">
              <text:list-item>
                <text:p text:style-name="P20"><text:span text:style-name="T19">Virtueller Adressraum</text:span></text:p>
              </text:list-item>
              <text:list-item>
                <text:p text:style-name="P20"><text:span text:style-name="T19">Realer Adressraum</text:span></text:p>
              </text:list-item>
              <text:list-item>
                <text:p text:style-name="P20"><text:span text:style-name="T19">Seiten (Pages - virtuel)</text:span></text:p>
              </text:list-item>
              <text:list-item>
                <text:p text:style-name="P20"><text:span text:style-name="T19">Seitenrahmen (Frames - physisch)</text:span></text:p>
              </text:list-item>
              <text:list-item>
                <text:p text:style-name="P20"><text:span text:style-name="T19">Paging Area, Swap (Schattenspeicher)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ür den Hauptspeicher wird ein Schattenspeicher in einem speziellen Plattenbereich reserviert (</text:span><text:span text:style-name="T22">Paging Area</text:span><text:span text:style-name="T21">)</text:span></text:p>
                  </text:list-item>
                </text:list>
              </text:list-item>
              <text:list-item>
                <text:p text:style-name="P20"><text:span text:style-name="T19">Mapping: Page </text:span><text:span text:style-name="T36">→</text:span><text:span text:style-name="T19"> Frame 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rundprinzip und Grundbegriff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Grundprinzip und Grundbegriffe (2)</text:span></text:p>
          </draw:text-box>
        </draw:frame>
        <draw:frame draw:style-name="gr8" draw:text-style-name="P15" draw:layer="layout" svg:width="20.391cm" svg:height="10.125cm" svg:x="2.469cm" svg:y="5.503cm">
          <draw:image xlink:href="Pictures/200001CB00004FB00000279FCAC807977EF442C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hared Memor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hared Memory</text:span></text:p>
          </draw:text-box>
        </draw:frame>
        <draw:frame draw:style-name="gr8" draw:text-style-name="P15" draw:layer="layout" svg:width="13.794cm" svg:height="10.125cm" svg:x="5.786cm" svg:y="5.503cm">
          <draw:image xlink:href="Pictures/2000013C000035E80000279FDC7B0212FFC68F6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Grundprinzip und Grundbegriff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Grundprinzip und Grundbegriffe (3)</text:span></text:p>
          </draw:text-box>
        </draw:frame>
        <draw:frame draw:name="Rectangle 3" presentation:style-name="pr8" draw:text-style-name="P1" draw:layer="layout" svg:width="21.377cm" svg:height="12.382cm" svg:x="2.117cm" svg:y="3.387cm" presentation:class="outline" presentation:user-transformed="true">
          <draw:text-box>
            <text:list text:style-name="L7">
              <text:list-item>
                <text:p text:style-name="P46"><text:span text:style-name="T19">Wie funktioniert das Mapping von virtueller Adresse auf eine reale Adresse?</text:span></text:p>
              </text:list-item>
              <text:list-item>
                <text:p text:style-name="P46"><text:span text:style-name="T19">Wie wird der virtuelle Speicher verwaltet? </text:span></text:p>
              </text:list-item>
              <text:list-item>
                <text:p text:style-name="P46"><text:span text:style-name="T19">Was macht die Hardware, was macht die Software?</text:span></text:p>
              </text:list-item>
              <text:list-item>
                <text:p text:style-name="P46"><text:span text:style-name="T19">Wie groß sind Pages und Frames?</text:span></text:p>
              </text:list-item>
              <text:list-item>
                <text:p text:style-name="P46"><text:span text:style-name="T19">Was ist, wenn der Hauptspeicher voll ist, aber ein Prozess noch Speicher anfordert?</text:span></text:p>
              </text:list-item>
            </text:list>
            <text:list text:style-name="L8">
              <text:list-item>
                <text:list>
                  <text:list-item>
                    <text:p text:style-name="P47"><text:span text:style-name="T21">Seitenersetzung, Verdrängung</text:span></text:p>
                  </text:list-item>
                </text:list>
              </text:list-item>
              <text:list-item>
                <text:p text:style-name="P20"><text:span text:style-name="T19">Welche Probleme ergeben sich und wie werden sie gelöst?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Strategien zur Verwaltung von virtuellem Speiche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trategien zur Verwaltung von</text:span><text:span text:style-name="T10"><text:line-break/></text:span><text:span text:style-name="T10">virtuellem Speicher</text:span></text:p>
          </draw:text-box>
        </draw:frame>
        <draw:frame draw:name="Rectangle 3" presentation:style-name="pr8" draw:text-style-name="P50" draw:layer="layout" svg:width="22.4cm" svg:height="12.382cm" svg:x="1.4cm" svg:y="3.387cm" presentation:class="outline" presentation:user-transformed="true">
          <draw:text-box>
            <text:list text:style-name="L7">
              <text:list-item>
                <text:p text:style-name="P48"><text:span text:style-name="T19">Abrufstrategie</text:span><text:span text:style-name="T19"><text:tab/></text:span><text:span text:style-name="T19">- Fetch Polic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9">Demand Paging oder Prepaging</text:p>
                      </text:list-item>
                      <text:list-item>
                        <text:p text:style-name="P49">wann Seite holen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Speicherzuteilungsstrategie</text:span><text:span text:style-name="T19"><text:tab/></text:span><text:span text:style-name="T19">- Placement Policy</text:span></text:p>
                <text:list>
                  <text:list-item>
                    <text:list>
                      <text:list-item>
                        <text:p text:style-name="P49">wohin Seite legen? Gibt's bessere und schlechtere Orte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Austauschstrategie</text:span><text:span text:style-name="T19"><text:tab/></text:span><text:span text:style-name="T19">- Replacement Policy</text:span></text:p>
                <text:list>
                  <text:list-item>
                    <text:list>
                      <text:list-item>
                        <text:p text:style-name="P49">welche Seite rausschmeissen?</text:p>
                      </text:list-item>
                    </text:list>
                  </text:list-item>
                </text:list>
              </text:list-item>
              <text:list-item>
                <text:p text:style-name="P48"><text:span text:style-name="T19">Aufräumstrategie</text:span><text:span text:style-name="T19"><text:tab/></text:span><text:span text:style-name="T19">- Cleaning Policy</text:span></text:p>
                <text:list>
                  <text:list-item>
                    <text:list>
                      <text:list-item>
                        <text:p text:style-name="P49">wann soll eine veränderte Seite geschrieben werden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Paging</text:span></text:p>
          </draw:text-box>
        </draw:frame>
        <draw:frame draw:name="Rectangle 3" presentation:style-name="pr8" draw:text-style-name="P1" draw:layer="layout" svg:width="22.012cm" svg:height="13.122cm" svg:x="2.117cm" svg:y="3.598cm" presentation:class="outline" presentation:user-transformed="true">
          <draw:text-box>
            <text:list text:style-name="L7">
              <text:list-item>
                <text:p text:style-name="P26"><text:span text:style-name="T19">Die Umlagerung zwischen Hauptspeicher und Platte wird als </text:span><text:span text:style-name="T20">Paging</text:span><text:span text:style-name="T19"> bezeichnet</text:span></text:p>
              </text:list-item>
              <text:list-item>
                <text:p text:style-name="P44"><text:span text:style-name="T19">Jeder Prozess darf alle Adressen verwenden, die aufgrund der HW-Architektur des Rechners möglich sind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unabhängig von der realen Größe des Hauptspeichers</text:span></text:p>
                  </text:list-item>
                </text:list>
              </text:list-item>
              <text:list-item>
                <text:p text:style-name="P44"><text:span text:style-name="T19">Bei Systemen mit 32-Bit-Adressen kann jeder Prozess einen Adressraum von 4 GiB verwenden</text:span></text:p>
                <text:list>
                  <text:list-item>
                    <text:p text:style-name="P45"><text:span text:style-name="T21">Dies gilt auch, wenn der Hauptspeicher z.B. nur einige MiB realen Speicher hat</text:span></text:p>
                  </text:list-item>
                  <text:list-item>
                    <text:p text:style-name="P45"><text:span text:style-name="T21">Dies hat aber seine Grenzen, wenn das System nicht ausschließlich mit </text:span><text:span text:style-name="T22">Paging</text:span><text:span text:style-name="T21"> beschäftigt sein soll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Hardwareunterstützung durch die MM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Hardwareunterstützung durch die MMU</text:span></text:p>
          </draw:text-box>
        </draw:frame>
        <draw:frame draw:name="Rectangle 3" presentation:style-name="pr8" draw:text-style-name="P1" draw:layer="layout" svg:width="20.531cm" svg:height="4.232cm" svg:x="2.117cm" svg:y="3.598cm" presentation:class="outline" presentation:user-transformed="true">
          <draw:text-box>
            <text:list text:style-name="L7">
              <text:list-item>
                <text:p text:style-name="P51"><text:span text:style-name="T21">MMU = Memory Management Unit (Hardware)</text:span></text:p>
              </text:list-item>
              <text:list-item>
                <text:p text:style-name="P51"><text:span text:style-name="T21">CPU sendet virtuelle Adressen an die MMU</text:span></text:p>
              </text:list-item>
              <text:list-item>
                <text:p text:style-name="P51"><text:span text:style-name="T21">MMU sendet reale Adressen an den Hauptspeicher</text:span></text:p>
              </text:list-item>
            </text:list>
          </draw:text-box>
        </draw:frame>
        <draw:g draw:name="Group 25">
          <draw:custom-shape draw:name="Rectangle 4" draw:style-name="gr24" draw:text-style-name="P52" draw:layer="layout" svg:width="5.291cm" svg:height="5.714cm" svg:x="3.175cm" svg:y="10.27cm">
            <text:p/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5" draw:text-style-name="P53" draw:layer="layout" svg:width="1.692cm" svg:height="1.481cm" svg:x="4.868cm" svg:y="11.117cm">
            <text:p text:style-name="P27"><text:span text:style-name="T37">CP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5" draw:text-style-name="P53" draw:layer="layout" svg:width="1.692cm" svg:height="1.481cm" svg:x="4.868cm" svg:y="13.657cm">
            <text:p text:style-name="P27"><text:span text:style-name="T37">MMU</text:span></text:p>
            <draw:enhanced-geometry draw:mirror-horizontal="false" draw:mirror-vertical="false" svg:viewBox="0 0 1693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6" draw:text-style-name="P1" draw:layer="layout" svg:x1="5.926cm" svg:y1="12.598cm" svg:x2="5.926cm" svg:y2="13.233cm">
            <text:p/>
          </draw:line>
          <draw:custom-shape draw:name="Rectangle 11" draw:style-name="gr27" draw:text-style-name="P52" draw:layer="layout" svg:width="5.291cm" svg:height="5.714cm" svg:x="10.372cm" svg:y="10.27cm">
            <text:p text:style-name="P27"><text:span text:style-name="T37">Hauptspeich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7" draw:text-style-name="P52" draw:layer="layout" svg:width="5.291cm" svg:height="5.714cm" svg:x="16.933cm" svg:y="10.27cm">
            <text:p text:style-name="P27"><text:span text:style-name="T37">Platten-</text:span></text:p>
            <text:p text:style-name="P27"><text:span text:style-name="T37">controller</text:span></text:p>
            <draw:enhanced-geometry draw:mirror-horizontal="false" draw:mirror-vertical="false" svg:viewBox="0 0 5292 571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28" draw:text-style-name="P1" draw:layer="layout" svg:x1="3.598cm" svg:y1="17.056cm" svg:x2="21.378cm" svg:y2="17.056cm">
            <text:p/>
          </draw:line>
          <draw:line draw:name="Line 14" draw:style-name="gr28" draw:text-style-name="P1" draw:layer="layout" svg:x1="5.926cm" svg:y1="15.138cm" svg:x2="5.926cm" svg:y2="17.056cm">
            <text:p/>
          </draw:line>
          <draw:line draw:name="Line 15" draw:style-name="gr28" draw:text-style-name="P1" draw:layer="layout" svg:x1="13.335cm" svg:y1="15.998cm" svg:x2="13.335cm" svg:y2="17.056cm">
            <text:p/>
          </draw:line>
          <draw:line draw:name="Line 16" draw:style-name="gr28" draw:text-style-name="P1" draw:layer="layout" svg:x1="19.685cm" svg:y1="15.985cm" svg:x2="19.685cm" svg:y2="17.056cm">
            <text:p/>
          </draw:line>
          <draw:custom-shape draw:name="Text Box 20" draw:style-name="gr14" draw:text-style-name="P1" draw:layer="layout" svg:width="1.396cm" svg:height="0.927cm" svg:x="21.383cm" svg:y="16.633cm">
            <text:p text:style-name="P12"><text:span text:style-name="T31">Bus</text:span></text:p>
            <draw:enhanced-geometry draw:mirror-horizontal="false" draw:mirror-vertical="false" svg:viewBox="0 0 1533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1" draw:style-name="gr14" draw:text-style-name="P1" draw:layer="layout" svg:width="5.49cm" svg:height="0.927cm" svg:x="3.302cm" svg:y="8.943cm">
            <text:p text:style-name="P12"><text:span text:style-name="T37">Prozessor oder Kern</text:span></text:p>
            <draw:enhanced-geometry draw:mirror-horizontal="false" draw:mirror-vertical="false" svg:viewBox="0 0 693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eitentabellen, vereinfachtes Modell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Seitentabellen, vereinfachtes Modell</text:span></text:p>
          </draw:text-box>
        </draw:frame>
        <draw:frame draw:style-name="gr8" draw:text-style-name="P15" draw:layer="layout" svg:width="16.369cm" svg:height="14.923cm" svg:x="4.233cm" svg:y="3.387cm">
          <draw:image xlink:href="Pictures/2000007900003FFD00003A532C50D0230CE1E60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app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Mapping</text:span></text:p>
          </draw:text-box>
        </draw:frame>
        <draw:frame draw:name="Rectangle 3" presentation:style-name="pr8" draw:text-style-name="P1" draw:layer="layout" svg:width="21.871cm" svg:height="1.692cm" svg:x="1.834cm" svg:y="3.598cm" presentation:class="outline" presentation:user-transformed="true">
          <draw:text-box>
            <text:list text:style-name="L7">
              <text:list-item>
                <text:p text:style-name="P31"><text:span text:style-name="T21">Virtueller Adressraum </text:span><text:span text:style-name="T23">→</text:span><text:span text:style-name="T21"> Realer Adressraum</text:span></text:p>
              </text:list-item>
              <text:list-item>
                <text:p text:style-name="P31"><text:span text:style-name="T21">Hier ein Beispiel eines Adressraums:</text:span></text:p>
              </text:list-item>
            </text:list>
            <text:p text:style-name="P31"><text:span text:style-name="T21"/></text:p>
          </draw:text-box>
        </draw:frame>
        <draw:custom-shape draw:name="Rectangle 12" draw:style-name="gr29" draw:text-style-name="P29" draw:layer="layout" svg:width="4.232cm" svg:height="0.634cm" svg:x="14.164cm" svg:y="9.4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9" draw:text-style-name="P29" draw:layer="layout" svg:width="4.232cm" svg:height="0.634cm" svg:x="14.164cm" svg:y="10.08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9" draw:text-style-name="P29" draw:layer="layout" svg:width="4.232cm" svg:height="0.634cm" svg:x="14.164cm" svg:y="10.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" draw:text-style-name="P29" draw:layer="layout" svg:width="4.232cm" svg:height="0.634cm" svg:x="14.164cm" svg:y="11.35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" draw:text-style-name="P29" draw:layer="layout" svg:width="4.232cm" svg:height="0.634cm" svg:x="14.164cm" svg:y="11.99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" draw:text-style-name="P29" draw:layer="layout" svg:width="4.232cm" svg:height="0.634cm" svg:x="14.164cm" svg:y="12.62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9" draw:text-style-name="P29" draw:layer="layout" svg:width="4.232cm" svg:height="0.634cm" svg:x="14.164cm" svg:y="13.26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9" draw:text-style-name="P29" draw:layer="layout" svg:width="4.232cm" svg:height="0.634cm" svg:x="14.164cm" svg:y="13.895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0" draw:text-style-name="P54" draw:layer="layout" svg:width="4.232cm" svg:height="0.634cm" svg:x="5.697cm" svg:y="10.93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0" draw:text-style-name="P54" draw:layer="layout" svg:width="4.232cm" svg:height="0.634cm" svg:x="5.697cm" svg:y="11.56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0" draw:text-style-name="P54" draw:layer="layout" svg:width="4.232cm" svg:height="0.634cm" svg:x="5.697cm" svg:y="12.20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31" draw:text-style-name="P55" draw:layer="layout" svg:width="4.232cm" svg:height="0.634cm" svg:x="5.697cm" svg:y="12.83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31" draw:text-style-name="P55" draw:layer="layout" svg:width="4.232cm" svg:height="0.634cm" svg:x="5.697cm" svg:y="13.47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" draw:text-style-name="P54" draw:layer="layout" svg:width="4.232cm" svg:height="0.634cm" svg:x="5.697cm" svg:y="14.10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" draw:text-style-name="P54" draw:layer="layout" svg:width="4.232cm" svg:height="0.634cm" svg:x="5.697cm" svg:y="14.74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30" draw:text-style-name="P54" draw:layer="layout" svg:width="4.232cm" svg:height="0.634cm" svg:x="5.697cm" svg:y="15.37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0" draw:text-style-name="P54" draw:layer="layout" svg:width="4.232cm" svg:height="0.634cm" svg:x="5.697cm" svg:y="6.48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" draw:text-style-name="P54" draw:layer="layout" svg:width="4.232cm" svg:height="0.634cm" svg:x="5.697cm" svg:y="7.12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54" draw:layer="layout" svg:width="4.232cm" svg:height="0.634cm" svg:x="5.697cm" svg:y="7.75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" draw:text-style-name="P54" draw:layer="layout" svg:width="4.232cm" svg:height="0.634cm" svg:x="5.697cm" svg:y="8.39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1" draw:text-style-name="P55" draw:layer="layout" svg:width="4.232cm" svg:height="0.634cm" svg:x="5.697cm" svg:y="9.02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1" draw:text-style-name="P55" draw:layer="layout" svg:width="4.232cm" svg:height="0.634cm" svg:x="5.697cm" svg:y="9.66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30" draw:text-style-name="P54" draw:layer="layout" svg:width="4.232cm" svg:height="0.634cm" svg:x="5.697cm" svg:y="10.297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4" draw:text-style-name="P1" draw:layer="layout" svg:width="1.621cm" svg:height="0.758cm" svg:x="4.106cm" svg:y="15.29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14" draw:text-style-name="P1" draw:layer="layout" svg:width="1.621cm" svg:height="0.758cm" svg:x="4.106cm" svg:y="14.66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4" draw:text-style-name="P1" draw:layer="layout" svg:width="1.853cm" svg:height="0.758cm" svg:x="3.858cm" svg:y="14.02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2" draw:style-name="gr14" draw:text-style-name="P1" draw:layer="layout" svg:width="2.086cm" svg:height="0.758cm" svg:x="3.605cm" svg:y="13.476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3" draw:style-name="gr14" draw:text-style-name="P1" draw:layer="layout" svg:width="2.086cm" svg:height="0.758cm" svg:x="3.627cm" svg:y="12.75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4" draw:style-name="gr14" draw:text-style-name="P1" draw:layer="layout" svg:width="2.086cm" svg:height="0.758cm" svg:x="3.627cm" svg:y="12.074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5" draw:style-name="gr14" draw:text-style-name="P1" draw:layer="layout" svg:width="1.621cm" svg:height="0.758cm" svg:x="18.67cm" svg:y="13.767cm">
          <text:p text:style-name="P12"><text:span text:style-name="T34">0K-4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4" draw:text-style-name="P1" draw:layer="layout" svg:width="1.621cm" svg:height="0.758cm" svg:x="18.635cm" svg:y="13.132cm">
          <text:p text:style-name="P12"><text:span text:style-name="T34">4K-8K</text:span></text:p>
          <draw:enhanced-geometry draw:mirror-horizontal="false" draw:mirror-vertical="false" svg:viewBox="0 0 170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4" draw:text-style-name="P1" draw:layer="layout" svg:width="1.853cm" svg:height="0.758cm" svg:x="18.634cm" svg:y="12.497cm">
          <text:p text:style-name="P12"><text:span text:style-name="T34">8K-12K</text:span></text:p>
          <draw:enhanced-geometry draw:mirror-horizontal="false" draw:mirror-vertical="false" svg:viewBox="0 0 197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8" draw:style-name="gr14" draw:text-style-name="P1" draw:layer="layout" svg:width="2.086cm" svg:height="0.758cm" svg:x="18.381cm" svg:y="11.862cm">
          <text:p text:style-name="P12"><text:span text:style-name="T34">12K-1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4" draw:text-style-name="P1" draw:layer="layout" svg:width="2.086cm" svg:height="0.758cm" svg:x="18.403cm" svg:y="11.227cm">
          <text:p text:style-name="P12"><text:span text:style-name="T34">16K-2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0" draw:style-name="gr14" draw:text-style-name="P1" draw:layer="layout" svg:width="2.086cm" svg:height="0.758cm" svg:x="18.403cm" svg:y="10.592cm">
          <text:p text:style-name="P12"><text:span text:style-name="T34">20K-2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1" draw:style-name="gr14" draw:text-style-name="P1" draw:layer="layout" svg:width="5.016cm" svg:height="1.435cm" svg:x="5.156cm" svg:y="16.087cm">
          <text:p text:style-name="P27"><text:span text:style-name="T38">Virtueller </text:span></text:p>
          <text:p text:style-name="P27"><text:span text:style-name="T38">Adressraum (64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2" draw:style-name="gr14" draw:text-style-name="P1" draw:layer="layout" svg:width="5.016cm" svg:height="1.435cm" svg:x="13.845cm" svg:y="14.605cm">
          <text:p text:style-name="P27"><text:span text:style-name="T38">Realer</text:span></text:p>
          <text:p text:style-name="P27"><text:span text:style-name="T38">Adressraum (32 KiB)</text:span></text:p>
          <draw:enhanced-geometry draw:mirror-horizontal="false" draw:mirror-vertical="false" svg:viewBox="0 0 6274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3" draw:style-name="gr14" draw:text-style-name="P1" draw:layer="layout" svg:width="3.678cm" svg:height="1.435cm" svg:x="19.586cm" svg:y="15.028cm">
          <text:p text:style-name="P12"><text:span text:style-name="T18">Seitenrahmen </text:span></text:p>
          <text:p text:style-name="P12"><text:span text:style-name="T18">(Frame)</text:span></text:p>
          <draw:enhanced-geometry draw:mirror-horizontal="false" draw:mirror-vertical="false" svg:viewBox="0 0 414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" draw:text-style-name="P1" draw:layer="layout" svg:x1="19.4cm" svg:y1="15.2cm" svg:x2="17.339cm" svg:y2="14.318cm">
          <text:p/>
        </draw:line>
        <draw:custom-shape draw:name="Text Box 55" draw:style-name="gr14" draw:text-style-name="P1" draw:layer="layout" svg:width="3.521cm" svg:height="1.435cm" svg:x="10.771cm" svg:y="15.875cm">
          <text:p text:style-name="P12"><text:span text:style-name="T18">Virtuelle Seite</text:span></text:p>
          <text:p text:style-name="P12"><text:span text:style-name="T18">(Page)</text:span></text:p>
          <draw:enhanced-geometry draw:mirror-horizontal="false" draw:mirror-vertical="false" svg:viewBox="0 0 398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17" draw:text-style-name="P1" draw:layer="layout" svg:x1="10.777cm" svg:y1="16.011cm" svg:x2="9.507cm" svg:y2="15.8cm">
          <text:p/>
        </draw:line>
        <draw:line draw:name="Line 57" draw:style-name="gr32" draw:text-style-name="P1" draw:layer="layout" svg:x1="9.93cm" svg:y1="9.45cm" svg:x2="14.164cm" svg:y2="9.873cm">
          <text:p/>
        </draw:line>
        <draw:line draw:name="Line 58" draw:style-name="gr32" draw:text-style-name="P1" draw:layer="layout" svg:x1="9.93cm" svg:y1="9.873cm" svg:x2="14.164cm" svg:y2="10.931cm">
          <text:p/>
        </draw:line>
        <draw:line draw:name="Line 61" draw:style-name="gr32" draw:text-style-name="P1" draw:layer="layout" svg:x1="9.93cm" svg:y1="13.895cm" svg:x2="14.164cm" svg:y2="12.201cm">
          <text:p/>
        </draw:line>
        <draw:line draw:name="Line 63" draw:style-name="gr32" draw:text-style-name="P1" draw:layer="layout" svg:x1="9.93cm" svg:y1="13.048cm" svg:x2="14.164cm" svg:y2="13.048cm">
          <text:p/>
        </draw:line>
        <draw:custom-shape draw:name="Text Box 66" draw:style-name="gr16" draw:text-style-name="P1" draw:layer="layout" svg:width="2.962cm" svg:height="0.758cm" svg:x="14.182cm" svg:y="6.831cm">
          <text:p text:style-name="P12"><text:span text:style-name="T34">Belegte Seite</text:span></text:p>
          <draw:enhanced-geometry draw:mirror-horizontal="false" draw:mirror-vertical="false" svg:viewBox="0 0 2963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9" draw:style-name="gr14" draw:text-style-name="P1" draw:layer="layout" svg:width="2.086cm" svg:height="0.758cm" svg:x="18.398cm" svg:y="10.085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0" draw:style-name="gr14" draw:text-style-name="P1" draw:layer="layout" svg:width="2.086cm" svg:height="0.758cm" svg:x="18.398cm" svg:y="9.534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0" draw:text-style-name="P54" draw:layer="layout" svg:width="4.232cm" svg:height="0.634cm" svg:x="5.715cm" svg:y="5.852cm">
          <text:p/>
          <draw:enhanced-geometry draw:mirror-horizontal="false" draw:mirror-vertical="false" svg:viewBox="0 0 4233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2" draw:style-name="gr15" draw:text-style-name="P1" draw:layer="layout" svg:x1="9.736cm" svg:y1="9.158cm" svg:x2="14.393cm" svg:y2="7.253cm">
          <text:p/>
        </draw:line>
        <draw:custom-shape draw:name="Text Box 73" draw:style-name="gr16" draw:text-style-name="P1" draw:layer="layout" svg:width="2.962cm" svg:height="0.758cm" svg:x="11.218cm" svg:y="6.407cm">
          <text:p text:style-name="P12"><text:span text:style-name="T34">Freie Seite</text:span></text:p>
          <draw:enhanced-geometry draw:mirror-horizontal="false" draw:mirror-vertical="false" svg:viewBox="0 0 296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15" draw:text-style-name="P1" draw:layer="layout" svg:x1="9.525cm" svg:y1="7.465cm" svg:x2="11.853cm" svg:y2="7.042cm">
          <text:p/>
        </draw:line>
        <draw:custom-shape draw:name="Text Box 75" draw:style-name="gr14" draw:text-style-name="P1" draw:layer="layout" svg:width="2.086cm" svg:height="0.758cm" svg:x="3.623cm" svg:y="11.487cm">
          <text:p text:style-name="P12"><text:span text:style-name="T34">24K-2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14" draw:text-style-name="P1" draw:layer="layout" svg:width="2.086cm" svg:height="0.758cm" svg:x="3.645cm" svg:y="10.852cm">
          <text:p text:style-name="P12"><text:span text:style-name="T34">28K-3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14" draw:text-style-name="P1" draw:layer="layout" svg:width="2.086cm" svg:height="0.758cm" svg:x="3.645cm" svg:y="10.217cm">
          <text:p text:style-name="P12"><text:span text:style-name="T34">32K-3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14" draw:text-style-name="P1" draw:layer="layout" svg:width="2.086cm" svg:height="0.758cm" svg:x="3.609cm" svg:y="9.666cm">
          <text:p text:style-name="P12"><text:span text:style-name="T34">36K-4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2" draw:style-name="gr14" draw:text-style-name="P1" draw:layer="layout" svg:width="2.086cm" svg:height="0.758cm" svg:x="3.609cm" svg:y="8.983cm">
          <text:p text:style-name="P12"><text:span text:style-name="T34">40K-4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3" draw:style-name="gr14" draw:text-style-name="P1" draw:layer="layout" svg:width="2.086cm" svg:height="0.758cm" svg:x="3.605cm" svg:y="8.396cm">
          <text:p text:style-name="P12"><text:span text:style-name="T34">44K-48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4" draw:style-name="gr14" draw:text-style-name="P1" draw:layer="layout" svg:width="2.086cm" svg:height="0.758cm" svg:x="3.627cm" svg:y="7.761cm">
          <text:p text:style-name="P12"><text:span text:style-name="T34">48K-52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5" draw:style-name="gr14" draw:text-style-name="P1" draw:layer="layout" svg:width="2.086cm" svg:height="0.758cm" svg:x="3.627cm" svg:y="7.126cm">
          <text:p text:style-name="P12"><text:span text:style-name="T34">52K-56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6" draw:style-name="gr14" draw:text-style-name="P1" draw:layer="layout" svg:width="2.086cm" svg:height="0.758cm" svg:x="3.645cm" svg:y="6.491cm">
          <text:p text:style-name="P12"><text:span text:style-name="T34">56K-60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7" draw:style-name="gr14" draw:text-style-name="P1" draw:layer="layout" svg:width="2.086cm" svg:height="0.758cm" svg:x="3.645cm" svg:y="5.856cm">
          <text:p text:style-name="P12"><text:span text:style-name="T34">60K-64K</text:span></text:p>
          <draw:enhanced-geometry draw:mirror-horizontal="false" draw:mirror-vertical="false" svg:viewBox="0 0 224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4" draw:text-style-name="P1" draw:layer="layout" svg:width="8.826cm" svg:height="1.097cm" svg:x="14.758cm" svg:y="16.616cm">
          <text:p text:style-name="P12"><text:span text:style-name="T39">Quelle: </text:span><text:span text:style-name="T40">Tanenbaum, A. S</text:span><text:span text:style-name="T39">.: Moderne Betriebssysteme,</text:span></text:p>
          <text:p text:style-name="P12"><text:span text:style-name="T39"><text:s/></text:span><text:span text:style-name="T39">3. aktualisierte Auflage, Pearson Studium, 2009</text:span></text:p>
          <draw:enhanced-geometry draw:mirror-horizontal="false" draw:mirror-vertical="false" svg:viewBox="0 0 9873 10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s und Frame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Pages und Frames</text:span></text:p>
          </draw:text-box>
        </draw:frame>
        <draw:frame draw:name="Rectangle 3" presentation:style-name="pr8" draw:text-style-name="P1" draw:layer="layout" svg:width="20.742cm" svg:height="12.699cm" svg:x="2.117cm" svg:y="3.81cm" presentation:class="outline" presentation:user-transformed="true">
          <draw:text-box>
            <text:list text:style-name="L7">
              <text:list-item>
                <text:p text:style-name="P20"><text:span text:style-name="T19">Das Speicherabbild eines Prozesses besteht aus Speicherseiten</text:span></text:p>
              </text:list-item>
              <text:list-item>
                <text:p text:style-name="P20"><text:span text:style-name="T19">Eine Speicherseite ist ein Segment einer vorgegebenen Größe (z.B. 4 KiB)</text:span></text:p>
              </text:list-item>
              <text:list-item>
                <text:p text:style-name="P20"><text:span text:style-name="T19">Nur die wirklich benötigten Speicherseiten müssen im Arbeitsspeicher geladen sein, während der Prozess läuft</text:span></text:p>
              </text:list-item>
              <text:list-item>
                <text:p text:style-name="P20"><text:span text:style-name="T19">Die Größe der Seiten ist meist gering, die Anzahl beliebig groß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1)</text:span></text:p>
          </draw:text-box>
        </draw:frame>
        <draw:frame draw:name="Rectangle 3" presentation:style-name="pr8" draw:text-style-name="P1" draw:layer="layout" svg:width="21.589cm" svg:height="12.487cm" svg:x="2.54cm" svg:y="3.598cm" presentation:class="outline" presentation:user-transformed="true">
          <draw:text-box>
            <text:list text:style-name="L7">
              <text:list-item>
                <text:p text:style-name="P20"><text:span text:style-name="T19">Die virtuelle Adresse wird in die virtuelle Seitennummer und einen Offset geteilt</text:span></text:p>
              </text:list-item>
              <text:list-item>
                <text:p text:style-name="P20"><text:span text:style-name="T19">Die virtuelle Seitennummer ist ein Index auf die Seitentabelle</text:span></text:p>
              </text:list-item>
              <text:list-item>
                <text:p text:style-name="P20"><text:span text:style-name="T19">Über diesen Index wird der zugehörige Eintrag in der Seitentabelle gefunden</text:span></text:p>
              </text:list-item>
              <text:list-item>
                <text:p text:style-name="P20"><text:span text:style-name="T19">Im Eintrag steht die Frame-Nummer, falls die Seite einem Frame zugeordnet ist</text:span></text:p>
              </text:list-item>
              <text:list-item>
                <text:p text:style-name="P20"><text:span text:style-name="T19">Also: f(Seitennummer) </text:span><text:span text:style-name="T36">→</text:span><text:span text:style-name="T19"> Frame-Nummer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21">Falls Seite im Speicher</text:span></text:p>
                  </text:list-item>
                  <text:list-item>
                    <text:p text:style-name="P18"><text:span text:style-name="T21">Sonst: page fault</text:span></text:p>
                  </text:list-item>
                </text:list>
              </text:list-item>
            </text:list>
            <text:p text:style-name="P56"><text:span text:style-name="T21"/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2)</text:span></text:p>
          </draw:text-box>
        </draw:frame>
        <draw:custom-shape draw:name="Text Box 8" draw:style-name="gr14" draw:text-style-name="P1" draw:layer="layout" svg:width="12.191cm" svg:height="0.843cm" svg:x="1.817cm" svg:y="16.722cm">
          <text:p text:style-name="P12"><text:span text:style-name="T18">Register CR3 bei Intel enthält Page Directory Adresse</text:span></text:p>
          <draw:enhanced-geometry draw:mirror-horizontal="false" draw:mirror-vertical="false" svg:viewBox="0 0 1369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" draw:layer="layout" svg:width="25.399cm" svg:height="0.001cm" svg:x="7.699cm" svg:y="6.36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909cm" svg:height="11.959cm" svg:x="3.493cm" svg:y="4.233cm">
          <draw:image xlink:href="Pictures/2000004A0000788B00004C1E7A530201E7F259D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Einschub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Einschub: Seitentabelleneintrag</text:span></text:p>
          </draw:text-box>
        </draw:frame>
        <draw:frame draw:name="Rectangle 3" presentation:style-name="pr8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57"><text:span text:style-name="T19">Der Aufbau eines Eintrags in der Seitentabelle hängt stark vom System ab, hier ein Beispiel:</text:span></text:p>
              </text:list-item>
            </text:list>
          </draw:text-box>
        </draw:frame>
        <draw:custom-shape draw:name="Rectangle 5" draw:style-name="gr33" draw:text-style-name="P58" draw:layer="layout" svg:width="1.269cm" svg:height="1.481cm" svg:x="6.35cm" svg:y="11.218cm">
          <text:p text:style-name="P27"><text:span text:style-name="T17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3" draw:text-style-name="P58" draw:layer="layout" svg:width="3.597cm" svg:height="1.481cm" svg:x="7.62cm" svg:y="11.218cm">
          <text:p text:style-name="P27"><text:span text:style-name="T17">Protection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3" draw:text-style-name="P58" draw:layer="layout" svg:width="1.269cm" svg:height="1.481cm" svg:x="11.218cm" svg:y="11.218cm">
          <text:p text:style-name="P27"><text:span text:style-name="T17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3" draw:text-style-name="P58" draw:layer="layout" svg:width="7.619cm" svg:height="1.481cm" svg:x="12.488cm" svg:y="11.218cm">
          <text:p text:style-name="P27"><text:span text:style-name="T17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58" draw:layer="layout" svg:width="1.269cm" svg:height="1.481cm" svg:x="5.08cm" svg:y="11.218cm">
          <text:p text:style-name="P27"><text:span text:style-name="T17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3" draw:text-style-name="P58" draw:layer="layout" svg:width="1.269cm" svg:height="1.481cm" svg:x="3.81cm" svg:y="11.218cm">
          <text:p text:style-name="P27"><text:span text:style-name="T17">C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15.205cm" svg:height="0.927cm" svg:x="7.156cm" svg:y="16.193cm">
          <text:p text:style-name="P12"><text:span text:style-name="T31">Angabe ob Caching für die Seite ein- oder ausgeschaltet ist</text:span></text:p>
          <draw:enhanced-geometry draw:mirror-horizontal="false" draw:mirror-vertical="false" svg:viewBox="0 0 1724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4" draw:text-style-name="P1" draw:layer="layout" svg:width="9.99cm" svg:height="0.927cm" svg:x="7.654cm" svg:y="15.134cm">
          <text:p text:style-name="P12"><text:span text:style-name="T31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4" draw:text-style-name="P1" draw:layer="layout" svg:width="15.675cm" svg:height="0.927cm" svg:x="8.006cm" svg:y="14.076cm">
          <text:p text:style-name="P12"><text:span text:style-name="T31">Modified-Bit: Verändernder Zugriff auf Seite erfolgt (dirty bit)</text:span></text:p>
          <draw:enhanced-geometry draw:mirror-horizontal="false" draw:mirror-vertical="false" svg:viewBox="0 0 1763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1" draw:layer="layout" svg:width="11.586cm" svg:height="1.603cm" svg:x="6.838cm" svg:y="5.702cm">
          <text:p text:style-name="P12"><text:span text:style-name="T31">Protection: </text:span></text:p>
          <text:p text:style-name="P12"><text:span text:style-name="T31">Zugriffsschutz (schreiben, lesen, ausführbar)</text:span></text:p>
          <draw:enhanced-geometry draw:mirror-horizontal="false" draw:mirror-vertical="false" svg:viewBox="0 0 1313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4" draw:text-style-name="P1" draw:layer="layout" svg:width="9.981cm" svg:height="1.603cm" svg:x="8.763cm" svg:y="7.523cm">
          <text:p text:style-name="P12"><text:span text:style-name="T31">Present/Absent: </text:span></text:p>
          <text:p text:style-name="P12"><text:span text:style-name="T31">Angabe, ob Seite im Hauptspeicher ist</text:span></text:p>
          <draw:enhanced-geometry draw:mirror-horizontal="false" draw:mirror-vertical="false" svg:viewBox="0 0 11312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" draw:style-name="gr14" draw:text-style-name="P1" draw:layer="layout" svg:width="9.639cm" svg:height="1.603cm" svg:x="15.134cm" svg:y="9.013cm">
          <text:p text:style-name="P12"><text:span text:style-name="T31">Frame-Nummer: </text:span></text:p>
          <text:p text:style-name="P12"><text:span text:style-name="T31">Verweis auf Frame im Hauptspeicher</text:span></text:p>
          <draw:enhanced-geometry draw:mirror-horizontal="false" draw:mirror-vertical="false" svg:viewBox="0 0 10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6.8cm" svg:y1="16.193cm" svg:x2="4.445cm" svg:y2="12.7cm">
          <text:p/>
        </draw:line>
        <draw:line draw:name="Line 18" draw:style-name="gr32" draw:text-style-name="P1" draw:layer="layout" svg:x1="7.2cm" svg:y1="15.2cm" svg:x2="5.715cm" svg:y2="12.911cm">
          <text:p/>
        </draw:line>
        <draw:line draw:name="Line 19" draw:style-name="gr32" draw:text-style-name="P1" draw:layer="layout" svg:x1="7.8cm" svg:y1="14cm" svg:x2="7.196cm" svg:y2="12.7cm">
          <text:p/>
        </draw:line>
        <draw:line draw:name="Line 20" draw:style-name="gr32" draw:text-style-name="P1" draw:layer="layout" svg:x1="8.1cm" svg:y1="7.522cm" svg:x2="8.1cm" svg:y2="10.927cm">
          <text:p/>
        </draw:line>
        <draw:line draw:name="Line 21" draw:style-name="gr32" draw:text-style-name="P1" draw:layer="layout" svg:x1="11.5cm" svg:y1="9.123cm" svg:x2="11.5cm" svg:y2="11.125cm">
          <text:p/>
        </draw:line>
        <draw:line draw:name="Line 22" draw:style-name="gr32" draw:text-style-name="P1" draw:layer="layout" svg:x1="15.698cm" svg:y1="10.442cm" svg:x2="15.663cm" svg:y2="11.125cm">
          <text:p/>
        </draw:line>
        <presentation:notes draw:style-name="dp4">
          <draw:page-thumbnail draw:style-name="gr5" draw:layer="layout" svg:width="14.212cm" svg:height="10.659cm" svg:x="2.753cm" svg:y="2.16cm" draw:page-number="3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3)</text:span></text:p>
          </draw:text-box>
        </draw:frame>
        <draw:frame draw:name="Rectangle 3" presentation:style-name="pr8" draw:text-style-name="P1" draw:layer="layout" svg:width="21.589cm" svg:height="13.546cm" svg:x="2.54cm" svg:y="3.598cm" presentation:class="outline" presentation:user-transformed="true">
          <draw:text-box>
            <text:list text:style-name="L7">
              <text:list-item>
                <text:p text:style-name="P57"><text:span text:style-name="T19">Beispieladressierung:</text:span></text:p>
              </text:list-item>
            </text:list>
            <text:list text:style-name="L8">
              <text:list-item>
                <text:list>
                  <text:list-item>
                    <text:p text:style-name="P57"><text:span text:style-name="T21">Befehl: </text:span><text:span text:style-name="T41">MOVE R1, 8196</text:span><text:span text:style-name="T19"><text:tab/></text:span><text:span text:style-name="T28">mit R1 = CPU-Register</text:span></text:p>
                  </text:list-item>
                  <text:list-item>
                    <text:p text:style-name="P51"><text:span text:style-name="T21">Adresse befindet sich in Page 2 des virtuellen Adressraums</text:span></text:p>
                  </text:list-item>
                  <text:list-item>
                    <text:p text:style-name="P51"><text:span text:style-name="T21">Adresse wird an die MMU gesendet</text:span></text:p>
                  </text:list-item>
                  <text:list-item>
                    <text:p text:style-name="P51"><text:span text:style-name="T22">MMU transformiert 8196 </text:span><text:span text:style-name="T42">→</text:span><text:span text:style-name="T22"> 4 </text:span><text:span text:style-name="T21">(Beispiel)</text:span></text:p>
                  </text:list-item>
                  <text:list-item>
                    <text:p text:style-name="P51"><text:span text:style-name="T21">Adressiert wird also im Hauptspeicher die Adresse 4 im untersten Frame</text:span></text:p>
                  </text:list-item>
                </text:list>
              </text:list-item>
              <text:list-item>
                <text:p text:style-name="P57"><text:span text:style-name="T19">Befindet sich eine angesprochene Adresse nicht im Hauptspeicher, verursacht die MMU bei der CPU einen </text:span><text:span text:style-name="T20">Trap</text:span><text:span text:style-name="T19"> in das Betriebssystem (</text:span><text:span text:style-name="T20">page fault</text:span><text:span text:style-name="T19"> genannt)</text:span></text:p>
                <text:list>
                  <text:list-item>
                    <text:p text:style-name="P51"><text:span text:style-name="T21">Seitenersetzungsstrategie notwendi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dressumsetzung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Adressumsetzung (4)</text:span></text:p>
          </draw:text-box>
        </draw:frame>
        <draw:custom-shape draw:name="Rectangle 20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0.674cm" svg:x="1.499cm" svg:y="17.127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1.061cm" svg:height="11.994cm" svg:x="2.081cm" svg:y="4.692cm">
          <draw:image xlink:href="Pictures/200000ED00004B8100002A6C1D2D07811B488B8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dressumsetzung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Adressumsetzung (5)</text:span></text:p>
          </draw:text-box>
        </draw:frame>
        <draw:frame draw:name="Rectangle 3" presentation:style-name="pr8" draw:text-style-name="P1" draw:layer="layout" svg:width="20.742cm" svg:height="12.487cm" svg:x="2.54cm" svg:y="3.598cm" presentation:class="outline" presentation:user-transformed="true">
          <draw:text-box>
            <text:list text:style-name="L7">
              <text:list-item>
                <text:p text:style-name="P44"><text:span text:style-name="T19">Das </text:span><text:span text:style-name="T20">Mapping</text:span><text:span text:style-name="T19"> muss </text:span><text:span text:style-name="T20">schnell</text:span><text:span text:style-name="T19"> sein</text:span></text:p>
              </text:list-item>
              <text:list-item>
                <text:p text:style-name="P44"><text:span text:style-name="T19">In großen Adressräumen sind sehr große Seitentabellen möglich</text:span></text:p>
              </text:list-item>
            </text:list>
            <text:list text:style-name="L8">
              <text:list-item>
                <text:list>
                  <text:list-item>
                    <text:p text:style-name="P45"><text:span text:style-name="T21">Z.B. bei einem 32 Bit Adressraum </text:span><text:span text:style-name="T23">→</text:span><text:span text:style-name="T21"> 1 Million Einträge in der Seitentabelle bei einer Seitengröße von 4 KiB</text:span></text:p>
                  </text:list-item>
                  <text:list-item>
                    <text:p text:style-name="P45"><text:span text:style-name="T21">Bei 4 Byte pro Eintrag </text:span><text:span text:style-name="T23">→</text:span><text:span text:style-name="T21"> 4 MiB Hauptspeicher notwendig</text:span></text:p>
                  </text:list-item>
                </text:list>
              </text:list-item>
              <text:list-item>
                <text:p text:style-name="P44"><text:span text:style-name="T19">Jeder Prozess benötigt seine eigene Seitentabelle</text:span></text:p>
              </text:list-item>
              <text:list-item>
                <text:p text:style-name="P44"><text:span text:style-name="T19">Speicherersparnis durch </text:span><text:span text:style-name="T20">mehrstufige</text:span><text:span text:style-name="T19"> </text:span><text:span text:style-name="T20">Seitentabellen</text:span><text:span text:style-name="T19"> (zweistufige, dreistufig,...)</text:span></text:p>
                <text:list>
                  <text:list-item>
                    <text:p text:style-name="P45"><text:span text:style-name="T21">Damit wird erreicht, dass nicht immer alle Seitentabellen im Speicher gehalten werden müss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ehrstufige Adressumsetzung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 </text:span><text:span text:style-name="T10">Mehrstufige Adressumsetzung (1)</text:span></text:p>
          </draw:text-box>
        </draw:frame>
        <draw:frame draw:name="Rectangle 4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9"><text:span text:style-name="T24">Zweistufige Seitentabelle für 32-Bit-Adressen</text:span></text:p>
              </text:list-item>
            </text:list>
            <text:list text:style-name="L8">
              <text:list-item>
                <text:list>
                  <text:list-item>
                    <text:p text:style-name="P59"><text:span text:style-name="T24">Beispiel: i1 = 10 Bit, i2 = 10 Bit, d = 12 Bit</text:span></text:p>
                  </text:list-item>
                </text:list>
              </text:list-item>
            </text:list>
          </draw:text-box>
        </draw:frame>
        <draw:custom-shape draw:name="Rectangle 9" draw:style-name="gr12" draw:text-style-name="P1" draw:layer="layout" svg:width="25.399cm" svg:height="0.001cm" svg:x="8.334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6" draw:text-style-name="P1" draw:layer="layout" svg:width="17.201cm" svg:height="0.674cm" svg:x="1.499cm" svg:y="17.044cm">
          <text:p text:style-name="P12"><text:span text:style-name="T39">Quelle: </text:span><text:span text:style-name="T40">Tanenbaum, A. S</text:span><text:span text:style-name="T39">.: Moderne Betriebssysteme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9.403cm" svg:height="9.984cm" svg:x="2.681cm" svg:y="6.103cm">
          <draw:image xlink:href="Pictures/2000005D0000733300003B8158F4E3AD6C374EB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ehrstufige Adressumsetzung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Mehrstufige Adressumsetzung (2)</text:span></text:p>
          </draw:text-box>
        </draw:frame>
        <draw:frame draw:name="Rectangle 3" presentation:style-name="pr8" draw:text-style-name="P1" draw:layer="layout" svg:width="20.742cm" svg:height="1.481cm" svg:x="2.117cm" svg:y="3.598cm" presentation:class="outline" presentation:user-transformed="true">
          <draw:text-box>
            <text:list text:style-name="L7">
              <text:list-item>
                <text:p text:style-name="P51"><text:span text:style-name="T21">Zweistufige Seitentabelle für 32-Bit-Adressen</text:span></text:p>
              </text:list-item>
            </text:list>
          </draw:text-box>
        </draw:frame>
        <draw:custom-shape draw:name="Rectangle 65" draw:style-name="gr12" draw:text-style-name="P1" draw:layer="layout" svg:width="25.399cm" svg:height="0.001cm" svg:x="7.766cm" svg:y="4.56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912cm" svg:height="12.982cm" svg:x="5.08cm" svg:y="4.516cm">
          <draw:image xlink:href="Pictures/200000B800003F0500003F04269F87EF50E83ECD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3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6">Optimierung der virtuellen Speichertechnik</text:span></text:p>
            </text:list-item>
          </text:list>
          <text:p text:style-name="P60"><text:span text:style-name="T6"/></text:p>
          <text:p text:style-name="P43"><text:span text:style-name="T17"/></text:p>
          <text:p text:style-name="P42"><text:span text:style-name="T17"/></text:p>
          <text:p text:style-name="P61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6">6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Zwischenbewertung zum virtuellen Speicher" draw:style-name="dp3" draw:master-page-name="Titel_20_und_20_Inhalt" presentation:presentation-page-layout-name="AL2T11">
        <draw:frame draw:name="Rectangle 2" presentation:style-name="pr4" draw:text-style-name="P1" draw:layer="layout" svg:width="18.3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Zwischenbewertung zum virtuellen Speicher</text:span></text:p>
          </draw:text-box>
        </draw:frame>
        <draw:frame draw:name="Rectangle 3" presentation:style-name="pr8" draw:text-style-name="P1" draw:layer="layout" svg:width="20.742cm" svg:height="14.115cm" svg:x="2.117cm" svg:y="3.81cm" presentation:class="outline" presentation:user-transformed="true">
          <draw:text-box>
            <text:list text:style-name="L7">
              <text:list-item>
                <text:p text:style-name="P62"><text:span text:style-name="T19">Die virtuelle Adressierung ist </text:span><text:span text:style-name="T20">relativ aufwändig</text:span><text:span text:style-name="T19">, da</text:span></text:p>
              </text:list-item>
            </text:list>
            <text:list text:style-name="L8">
              <text:list-item>
                <text:list>
                  <text:list-item>
                    <text:p text:style-name="P63"><text:span text:style-name="T21">viele umfangreiche Tabellen benötigt werden (Seitentabelle pro Prozess)</text:span></text:p>
                  </text:list-item>
                  <text:list-item>
                    <text:p text:style-name="P63"><text:span text:style-name="T21">ein Teil der Festplatte als Paging-Area verwendet wird</text:span></text:p>
                  </text:list-item>
                  <text:list-item>
                    <text:p text:style-name="P63"><text:span text:style-name="T21">laufend untersucht werden muss, ob Seiten hauptspeicherresident bleiben oder auf Platte auszulagern sind (Seitenersetzungsalgorithmus)</text:span></text:p>
                  </text:list-item>
                </text:list>
              </text:list-item>
              <text:list-item>
                <text:p text:style-name="P62"><text:span text:style-name="T19">Trotz des Overheads: Virtuelle Adressierung ist das heute am meisten verwendete Verfahren</text:span></text:p>
              </text:list-item>
              <text:list-item>
                <text:p text:style-name="P62"><text:span text:style-name="T19">Optimierungen notwendig</text:span></text:p>
                <text:list>
                  <text:list-item>
                    <text:p text:style-name="P63"><text:span text:style-name="T21">Z.B. größere Seiten (Large Pages), bei 64-Bit-Prozessoren sinnvoll</text:span></text:p>
                  </text:list-item>
                  <text:list-item>
                    <text:p text:style-name="P63"><text:span text:style-name="T21">Aber es gibt auch noch andere Möglichkeit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Optimierung durch Adressumsetzpuffer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1)</text:span></text:p>
          </draw:text-box>
        </draw:frame>
        <draw:frame draw:name="Rectangle 3" presentation:style-name="pr8" draw:text-style-name="P65" draw:layer="layout" svg:width="20.742cm" svg:height="13.114cm" svg:x="2.117cm" svg:y="3.81cm" presentation:class="outline" presentation:user-transformed="true">
          <draw:text-box>
            <text:list text:style-name="L7">
              <text:list-item>
                <text:p text:style-name="P64"><text:span text:style-name="T43">Ein Adressumsetzpuffer (Translation Lookaside Buffer, </text:span><text:span text:style-name="T44">TLB</text:span><text:span text:style-name="T43">) ist ein schneller Speicher</text:span></text:p>
              </text:list-item>
              <text:list-item>
                <text:p text:style-name="P64"><text:span text:style-name="T43">Zuordnung von virtuellen auf reale Adressen für die aktuell am häufigsten benötigten Adressen</text:span></text:p>
              </text:list-item>
              <text:list-item>
                <text:p text:style-name="P64"><text:span text:style-name="T43">Bei der Adressumsetzung wird zuerst in den TLB geschaut</text:span></text:p>
              </text:list-item>
              <text:list-item>
                <text:p text:style-name="P64"><text:span text:style-name="T43">Bei Hit: Kein Zugriff auf Seitentabelle notwendig</text:span></text:p>
              </text:list-item>
              <text:list-item>
                <text:p text:style-name="P64"><text:span text:style-name="T43">Einsparung von Hauptspeicherzugriffen</text:span></text:p>
              </text:list-item>
              <text:list-item>
                <text:p text:style-name="P64"><text:span text:style-name="T43">Beträchtliche Leistungsoptimierung möglich</text:span></text:p>
              </text:list-item>
              <text:list-item>
                <text:p text:style-name="P64"><text:span text:style-name="T43">TLB ist Bestandteil der MMU</text:span></text:p>
              </text:list-item>
            </text:list>
            <text:p text:style-name="P44"><text:span text:style-name="T43"/></text:p>
          </draw:text-box>
        </draw:frame>
        <presentation:notes draw:style-name="dp4">
          <draw:page-thumbnail draw:style-name="gr5" draw:layer="layout" svg:width="14.212cm" svg:height="10.659cm" svg:x="2.753cm" svg:y="2.16cm" draw:page-number="39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2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2)</text:span></text:p>
          </draw:text-box>
        </draw:frame>
        <draw:custom-shape draw:name="Rectangle 8" draw:style-name="gr12" draw:text-style-name="P1" draw:layer="layout" svg:width="25.399cm" svg:height="0.001cm" svg:x="8.004cm" svg:y="5.88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452cm" svg:height="11.994cm" svg:x="4.868cm" svg:y="4.233cm">
          <draw:image xlink:href="Pictures/20000081000074E500005AAFBF43801A9218096C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Adressumsetzpuffer (3)" draw:style-name="dp3" draw:master-page-name="Titel_20_und_20_Inhalt" presentation:presentation-page-layout-name="AL2T11">
        <draw:frame draw:name="Rectangle 2" presentation:style-name="pr4" draw:text-style-name="P1" draw:layer="layout" svg:width="22.281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Adressumsetzpuffer (3)</text:span></text:p>
          </draw:text-box>
        </draw:frame>
        <draw:custom-shape draw:name="Rectangle 5" draw:style-name="gr11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6" presentation:style-name="pr8" draw:text-style-name="P1" draw:layer="layout" svg:width="20.742cm" svg:height="11.429cm" svg:x="2.117cm" svg:y="3.81cm" presentation:class="outline" presentation:user-transformed="true">
          <draw:text-box>
            <text:list text:style-name="L7">
              <text:list-item>
                <text:p text:style-name="P51"><text:span text:style-name="T21">Ein TLB-Eintrag enthält</text:span></text:p>
              </text:list-item>
            </text:list>
            <text:list text:style-name="L8">
              <text:list-item>
                <text:list>
                  <text:list-item>
                    <text:p text:style-name="P66"><text:span text:style-name="T24">virtuelle Seitennummer</text:span></text:p>
                  </text:list-item>
                  <text:list-item>
                    <text:p text:style-name="P66"><text:span text:style-name="T24">Verweis auf den Seitenrahmen im Hauptspeicher </text:span></text:p>
                  </text:list-item>
                  <text:list-item>
                    <text:p text:style-name="P66"><text:span text:style-name="T24">Tag zur Adressraum-Identifikation, z.B. Prozess-Identifikation (PID) </text:span><text:span text:style-name="T26">→</text:span><text:span text:style-name="T24"> Tagged TLB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7"><text:span text:style-name="T28">Grund: Virtuelle Adresse allein ist im Betriebssystem nicht eindeutig</text:span></text:p>
                      </text:list-item>
                      <text:list-item>
                        <text:p text:style-name="P67"><text:span text:style-name="T28">evtl. nicht benötigt, wenn TLB bei Kontextwechsel komplett gelöscht wird (TLB flush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5" draw:layer="layout" svg:width="19.72cm" svg:height="7.973cm" svg:x="2.452cm" svg:y="11.136cm">
          <draw:image xlink:href="Pictures/20000059000049E300001DBBEFA547673EB2775F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1)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Optimierung durch invertierte</text:span><text:span text:style-name="T10"><text:line-break/></text:span><text:span text:style-name="T10">Seitentabellen (1)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25"><text:span text:style-name="T24">Bei 64-Bit-Prozessoren ist der virtuelle Speicher viel größer als der reale</text:span></text:p>
              </text:list-item>
              <text:list-item>
                <text:p text:style-name="P25"><text:span text:style-name="T24">Man bräuchte eher 6 Seitentabellen-Ebenen </text:span><text:span text:style-name="T26">→</text:span><text:span text:style-name="T24"> Immenser Rechenaufwand</text:span></text:p>
              </text:list-item>
              <text:list-item>
                <text:p text:style-name="P25"><text:span text:style-name="T24">Idee:</text:span></text:p>
              </text:list-item>
            </text:list>
            <text:list text:style-name="L8">
              <text:list-item>
                <text:list>
                  <text:list-item>
                    <text:p text:style-name="P68"><text:span text:style-name="T28">Man legt nur eine Tabelle an, in der man reale Adressen auf virtuelle abbildet, also </text:span><text:span text:style-name="T45">invertiert</text:span><text:span text:style-name="T28"> vorgeht <text:s/>--&gt; invertierte Sicht</text:span></text:p>
                  </text:list-item>
                  <text:list-item>
                    <text:p text:style-name="P68"><text:span text:style-name="T28">Ein Eintrag pro Frame in einer </text:span><text:span text:style-name="T45">invertierten Seitentabelle</text:span></text:p>
                  </text:list-item>
                </text:list>
              </text:list-item>
              <text:list-item>
                <text:p text:style-name="P25"><text:span text:style-name="T24">Vorteil: Wesentlich weniger Tabelleneinträge: Nur noch so viele wie man Seitenrahmen im Hauptspeicher zur Verfügung hat</text:span><text:span text:style-name="T28"> </text:span></text:p>
              </text:list-item>
              <text:list-item>
                <text:p text:style-name="P25"><text:span text:style-name="T24">Nachteil: In der Seitentabelle keine Ordnung nach virtuellen Adressen </text:span></text:p>
              </text:list-item>
            </text:list>
            <text:p text:style-name="P69"><text:span text:style-name="T26">→</text:span><text:span text:style-name="T24"> </text:span><text:span text:style-name="T24">Suche etwas aufwändiger, da nicht über Seitentabellenindex positioniert werden kann</text:span></text:p>
            <text:list text:style-name="L13">
              <text:list-item>
                <text:p text:style-name="P70"><text:span text:style-name="T24">Kombination mit TLB ist üblich</text:span></text:p>
              </text:list-item>
            </text:list>
            <text:p text:style-name="P71"><text:span text:style-name="T28"/></text:p>
          </draw:text-box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Optimierung durch invertierte Seitentabellen (2)" draw:style-name="dp3" draw:master-page-name="Titel_20_und_20_Inhalt" presentation:presentation-page-layout-name="AL2T11">
        <draw:frame draw:name="Rectangle 2" presentation:style-name="pr4" draw:text-style-name="P1" draw:layer="layout" svg:width="18.299cm" svg:height="1.904cm" svg:x="1.301cm" svg:y="0.723cm" presentation:class="title" presentation:user-transformed="true">
          <draw:text-box>
            <text:p text:style-name="P12"><text:span text:style-name="T10"><text:line-break/></text:span><text:span text:style-name="T10">Optimierung durch invertierte</text:span><text:span text:style-name="T10"><text:line-break/></text:span><text:span text:style-name="T10">Seitentabellen (2)</text:span></text:p>
          </draw:text-box>
        </draw:frame>
        <draw:custom-shape draw:name="Rectangle 8" draw:style-name="gr11" draw:text-style-name="P1" draw:layer="layout" svg:width="25.399cm" svg:height="0.001cm" svg:x="0cm" svg:y="6.53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1" draw:text-style-name="P1" draw:layer="layout" svg:width="25.399cm" svg:height="0.001cm" svg:x="0cm" svg:y="6.3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331cm" svg:height="10.971cm" svg:x="1.482cm" svg:y="4.904cm">
          <draw:image xlink:href="Pictures/2000007400008868000043461707EFE0E64E072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vertierte Seitentabellen am Beispiel RS/6000-Prozessor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0.847cm" presentation:class="title" presentation:user-transformed="true">
          <draw:text-box>
            <text:p text:style-name="P12"><text:span text:style-name="T10">Invertierte Seitentabellen am Beispiel RS/6000-Prozessor</text:span></text:p>
          </draw:text-box>
        </draw:frame>
        <draw:frame draw:style-name="gr8" draw:text-style-name="P15" draw:layer="layout" svg:width="18.203cm" svg:height="13.97cm" svg:x="3.775cm" svg:y="3.351cm">
          <draw:image xlink:href="Pictures/200000DF000035960000291E3A22564F135B6F2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e anhand ausgewählter Prozessoren" draw:style-name="dp3" draw:master-page-name="Titel_20_und_20_Inhalt" presentation:presentation-page-layout-name="AL2T11">
        <draw:frame draw:name="Rectangle 2" presentation:style-name="pr4" draw:text-style-name="P1" draw:layer="layout" svg:width="17.964cm" svg:height="1.904cm" svg:x="1.636cm" svg:y="0.847cm" presentation:class="title" presentation:user-transformed="true">
          <draw:text-box>
            <text:p text:style-name="P12"><text:span text:style-name="T10"><text:line-break/></text:span><text:span text:style-name="T10">Beispiele anhand ausgewählter Prozessoren</text:span></text:p>
          </draw:text-box>
        </draw:frame>
        <draw:frame draw:name="Rectangle 3" presentation:style-name="pr8" draw:text-style-name="P1" draw:layer="layout" svg:width="20.742cm" svg:height="13.925cm" svg:x="2.117cm" svg:y="3.598cm" presentation:class="outline" presentation:user-transformed="true">
          <draw:text-box>
            <text:list text:style-name="L7">
              <text:list-item>
                <text:p text:style-name="P47"><text:span text:style-name="T21">Beispiel 1:</text:span><text:span text:style-name="T22"> IA64-Architektur (Intel)</text:span></text:p>
              </text:list-item>
            </text:list>
            <text:list text:style-name="L8">
              <text:list-item>
                <text:list>
                  <text:list-item>
                    <text:p text:style-name="P40"><text:span text:style-name="T24">Echte 64-Bit-Adressen bei 12 Bit Distanz </text:span><text:span text:style-name="T26">→</text:span><text:span text:style-name="T24"> 2</text:span><text:span text:style-name="T30">52 </text:span><text:span text:style-name="T24">Seitentabelleneinträge (einstufig)</text:span></text:p>
                  </text:list-item>
                  <text:list-item>
                    <text:p text:style-name="P40"><text:span text:style-name="T24">Adressraum: 2</text:span><text:span text:style-name="T30">64 </text:span><text:span text:style-name="T24">= 16 EiB (16 * 10</text:span><text:span text:style-name="T30">18</text:span><text:span text:style-name="T24">)</text:span></text:p>
                  </text:list-item>
                  <text:list-item>
                    <text:p text:style-name="P40"><text:span text:style-name="T24">Bei Seitentabellen: Bei 4 Byte je Eintrag </text:span><text:span text:style-name="T26">→</text:span><text:span text:style-name="T24"> ca. 18 PiB = 18 * 10</text:span><text:span text:style-name="T30">15</text:span><text:span text:style-name="T24"> für alle Seitentabellen</text:span></text:p>
                  </text:list-item>
                  <text:list-item>
                    <text:p text:style-name="P40"><text:span text:style-name="T24">Nutzt daher </text:span><text:span text:style-name="T25">gehashte invertierte Seitentabelle</text:span></text:p>
                  </text:list-item>
                </text:list>
              </text:list-item>
              <text:list-item>
                <text:p text:style-name="P47"><text:span text:style-name="T21">Beispiel 2: </text:span><text:span text:style-name="T22">x64-Architektur (AMD)</text:span><text:span text:style-name="T21"> und </text:span><text:span text:style-name="T22">Intel 64</text:span></text:p>
                <text:list>
                  <text:list-item>
                    <text:p text:style-name="P40"><text:span text:style-name="T24">Nutzen 48 Bit für die virtuelle Adresse, davon 36 Bit für die Seitentabellen, also 2</text:span><text:span text:style-name="T30">36</text:span><text:span text:style-name="T24"> Einträge</text:span></text:p>
                  </text:list-item>
                  <text:list-item>
                    <text:p text:style-name="P40"><text:span text:style-name="T25">Nutzen noch 4-stufige Seitentabelle</text:span><text:span text:style-name="T24"> </text:span></text:p>
                  </text:list-item>
                  <text:list-item>
                    <text:p text:style-name="P40"><text:span text:style-name="T24">Adressraum: 2</text:span><text:span text:style-name="T30">48 </text:span><text:span text:style-name="T24">= 256 TiB</text:span></text:p>
                  </text:list-item>
                  <text:list-item>
                    <text:p text:style-name="P40"><text:span text:style-name="T24">Bei 4 Bytes je Eintrag </text:span><text:span text:style-name="T26">→</text:span><text:span text:style-name="T24"> ca. 275 GiB für alle Seitentabell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elle Speichertechnik: Vorteile zusammengefasst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Virtuelle Speichertechnik:</text:span><text:span text:style-name="T10"><text:line-break/></text:span><text:span text:style-name="T10">Vorteile zusammengefasst</text:span></text:p>
          </draw:text-box>
        </draw:frame>
        <draw:frame draw:name="Rectangle 3" presentation:style-name="pr8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72"><text:span text:style-name="T21">Prozesse müssen </text:span><text:span text:style-name="T22">nicht komplett speicherresident</text:span><text:span text:style-name="T21"> sein, um ablaufen zu können</text:span></text:p>
              </text:list-item>
              <text:list-item>
                <text:p text:style-name="P72"><text:span text:style-name="T22">Lineare Speicheradressierung</text:span><text:span text:style-name="T21">, keine Fragmentierung aus Programmierersicht</text:span></text:p>
              </text:list-item>
              <text:list-item>
                <text:p text:style-name="P72"><text:span text:style-name="T21">Beim Prozesswechsel </text:span><text:span text:style-name="T22">behält</text:span><text:span text:style-name="T21"> ein Prozess seine hauptspeicherresidenten Seiten. Er verliert sie erst, wenn sie von der Verwaltung des realen Speichers verdrängt werden</text:span></text:p>
              </text:list-item>
              <text:list-item>
                <text:p text:style-name="P72"><text:span text:style-name="T21">Anwenderprogramme können den </text:span><text:span text:style-name="T22">vollen virtuellen Adressraum</text:span><text:span text:style-name="T21"> nutzen, wenn genügend Festplattenspeicher vorhanden ist</text:span></text:p>
              </text:list-item>
              <text:list-item>
                <text:p text:style-name="P72"><text:span text:style-name="T21">Der tatsächlich zugewiesene reale Speicherplatz ändert sich dynamisch entspr. Angebot u. Nachfrage</text:span></text:p>
              </text:list-item>
              <text:list-item>
                <text:p text:style-name="P72"><text:span text:style-name="T21">Speicherschutzmechanismen sind einfach zu realisier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14">
            <text:list-item>
              <text:p text:style-name="P18"><text:span text:style-name="T17">Einführung in die Speicherverwaltung</text:span></text:p>
            </text:list-item>
            <text:list-item>
              <text:p text:style-name="P18"><text:span text:style-name="T17">Grundprinzipien des virtuellen Speichers</text:span></text:p>
            </text:list-item>
            <text:list-item>
              <text:p text:style-name="P18"><text:span text:style-name="T17">Optimierung der virtuellen Speichertechnik</text:span></text:p>
            </text:list-item>
          </text:list>
          <text:p text:style-name="P42"><text:span text:style-name="T17"/></text:p>
          <text:p text:style-name="P61"><text:span text:style-name="T1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8"><text:date style:data-style-name="D1" text:date-value="2018-05-06">6.05.18</text:date></text:span></text:p>
            </draw:text-box>
          </draw:frame>
          <draw:frame draw:name="Rectangle 5" presentation:style-name="pr6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8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9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9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9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7" presentation:class="page"/>
          <draw:frame draw:name="Rectangle 23" presentation:style-name="pr7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Tahoma" svg:font-family="Tahoma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964cm" svg:height="1.904cm" svg:x="1.636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D55440B7B112A3F7.png" xlink:type="simple" xlink:show="embed" xlink:actuate="onLoad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52847C6DDD145ADC.png" xlink:type="simple" xlink:show="embed" xlink:actuate="onLoad">
          <text:p/>
        </draw:image>
      </draw:frame>
      <draw:frame draw:name="Foliennummernplatzhalter 2" presentation:style-name="Mpr6" draw:text-style-name="MP14" draw:layer="backgroundobjects" svg:width="14.835cm" svg:height="0.843cm" svg:x="12.8cm" svg:y="18.288cm">
        <draw:text-box>
          <text:p text:style-name="MP5"><text:span text:style-name="MT8">T. Pospisek, MAS: Betriebssysteme, Speicherverwaltung Konzepte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381</meta:editing-cycles>
    <meta:print-date>1999-04-08T16:15:23</meta:print-date>
    <meta:creation-date>1997-06-07T14:48:20</meta:creation-date>
    <dc:date>2018-05-06T21:19:47.114727481</dc:date>
    <meta:editing-duration>P2DT4H39M19S</meta:editing-duration>
    <meta:generator>LibreOffice/5.3.7.2.0$Linux_X86_64 LibreOffice_project/30$Build-2</meta:generator>
    <meta:document-statistic meta:object-count="59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7</meta:user-defined>
    <meta:template xlink:type="simple" xlink:actuate="onRequest" xlink:title="D:\Programme\Microsoft Office\Templates\Presentation Designs\Übergänge.pot" xlink:href=""/>
  </office:meta>
</office:document-meta>
</file>